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formula="of:=(4*SQRT([.A1])-2)/[.A1]" office:value-type="float" office:value="2" calcext:value-type="float">
            <text:p>2</text:p>
          </table:table-cell>
          <table:table-cell table:formula="of:=(1/[.A1])+(1-0.577)+[.B1]" office:value-type="float" office:value="3.423" calcext:value-type="float">
            <text:p>3.423</text:p>
          </table:table-cell>
          <table:table-cell/>
          <table:table-cell table:formula="of:=(1-0.57721)*[.A1] + SQRT([.A1])+2" office:value-type="float" office:value="3.42279" calcext:value-type="float">
            <text:p>3.42279</text:p>
          </table:table-cell>
          <table:table-cell table:formula="of:=[.E1]/[.A1]" office:value-type="float" office:value="3.42279" calcext:value-type="float">
            <text:p>3.4227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(4*SQRT([.A2])-2)/[.A2]" office:value-type="float" office:value="1.82842712474619" calcext:value-type="float">
            <text:p>1.82842712474619</text:p>
          </table:table-cell>
          <table:table-cell table:formula="of:=(1/[.A2])+(1-0.577)+[.B2]" office:value-type="float" office:value="2.75142712474619" calcext:value-type="float">
            <text:p>2.75142712474619</text:p>
          </table:table-cell>
          <table:table-cell/>
          <table:table-cell table:formula="of:=(1-0.57721)*[.A2] + SQRT([.A2])+2" office:value-type="float" office:value="4.2597935623731" calcext:value-type="float">
            <text:p>4.2597935623731</text:p>
          </table:table-cell>
          <table:table-cell table:formula="of:=[.E2]/[.A2]" office:value-type="float" office:value="2.12989678118655" calcext:value-type="float">
            <text:p>2.1298967811865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(4*SQRT([.A3])-2)/[.A3]" office:value-type="float" office:value="1.64273441009184" calcext:value-type="float">
            <text:p>1.64273441009184</text:p>
          </table:table-cell>
          <table:table-cell table:formula="of:=(1/[.A3])+(1-0.577)+[.B3]" office:value-type="float" office:value="2.39906774342517" calcext:value-type="float">
            <text:p>2.39906774342517</text:p>
          </table:table-cell>
          <table:table-cell/>
          <table:table-cell table:formula="of:=(1-0.57721)*[.A3] + SQRT([.A3])+2" office:value-type="float" office:value="5.00042080756888" calcext:value-type="float">
            <text:p>5.00042080756888</text:p>
          </table:table-cell>
          <table:table-cell table:formula="of:=[.E3]/[.A3]" office:value-type="float" office:value="1.66680693585629" calcext:value-type="float">
            <text:p>1.6668069358562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(4*SQRT([.A4])-2)/[.A4]" office:value-type="float" office:value="1.5" calcext:value-type="float">
            <text:p>1.5</text:p>
          </table:table-cell>
          <table:table-cell table:formula="of:=(1/[.A4])+(1-0.577)+[.B4]" office:value-type="float" office:value="2.173" calcext:value-type="float">
            <text:p>2.173</text:p>
          </table:table-cell>
          <table:table-cell/>
          <table:table-cell table:formula="of:=(1-0.57721)*[.A4] + SQRT([.A4])+2" office:value-type="float" office:value="5.69116" calcext:value-type="float">
            <text:p>5.69116</text:p>
          </table:table-cell>
          <table:table-cell table:formula="of:=[.E4]/[.A4]" office:value-type="float" office:value="1.42279" calcext:value-type="float">
            <text:p>1.4227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(4*SQRT([.A5])-2)/[.A5]" office:value-type="float" office:value="1.38885438199983" calcext:value-type="float">
            <text:p>1.38885438199983</text:p>
          </table:table-cell>
          <table:table-cell table:formula="of:=(1/[.A5])+(1-0.577)+[.B5]" office:value-type="float" office:value="2.01185438199983" calcext:value-type="float">
            <text:p>2.01185438199983</text:p>
          </table:table-cell>
          <table:table-cell/>
          <table:table-cell table:formula="of:=(1-0.57721)*[.A5] + SQRT([.A5])+2" office:value-type="float" office:value="6.35001797749979" calcext:value-type="float">
            <text:p>6.35001797749979</text:p>
          </table:table-cell>
          <table:table-cell table:formula="of:=[.E5]/[.A5]" office:value-type="float" office:value="1.27000359549996" calcext:value-type="float">
            <text:p>1.2700035954999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(4*SQRT([.A6])-2)/[.A6]" office:value-type="float" office:value="1.29965982852212" calcext:value-type="float">
            <text:p>1.29965982852212</text:p>
          </table:table-cell>
          <table:table-cell table:formula="of:=(1/[.A6])+(1-0.577)+[.B6]" office:value-type="float" office:value="1.88932649518879" calcext:value-type="float">
            <text:p>1.88932649518879</text:p>
          </table:table-cell>
          <table:table-cell/>
          <table:table-cell table:formula="of:=(1-0.57721)*[.A6] + SQRT([.A6])+2" office:value-type="float" office:value="6.98622974278318" calcext:value-type="float">
            <text:p>6.98622974278318</text:p>
          </table:table-cell>
          <table:table-cell table:formula="of:=[.E6]/[.A6]" office:value-type="float" office:value="1.1643716237972" calcext:value-type="float">
            <text:p>1.164371623797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(4*SQRT([.A7])-2)/[.A7]" office:value-type="float" office:value="1.22614360632262" calcext:value-type="float">
            <text:p>1.22614360632262</text:p>
          </table:table-cell>
          <table:table-cell table:formula="of:=(1/[.A7])+(1-0.577)+[.B7]" office:value-type="float" office:value="1.79200074917977" calcext:value-type="float">
            <text:p>1.79200074917977</text:p>
          </table:table-cell>
          <table:table-cell/>
          <table:table-cell table:formula="of:=(1-0.57721)*[.A7] + SQRT([.A7])+2" office:value-type="float" office:value="7.60528131106459" calcext:value-type="float">
            <text:p>7.60528131106459</text:p>
          </table:table-cell>
          <table:table-cell table:formula="of:=[.E7]/[.A7]" office:value-type="float" office:value="1.08646875872351" calcext:value-type="float">
            <text:p>1.0864687587235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(4*SQRT([.A8])-2)/[.A8]" office:value-type="float" office:value="1.1642135623731" calcext:value-type="float">
            <text:p>1.1642135623731</text:p>
          </table:table-cell>
          <table:table-cell table:formula="of:=(1/[.A8])+(1-0.577)+[.B8]" office:value-type="float" office:value="1.7122135623731" calcext:value-type="float">
            <text:p>1.7122135623731</text:p>
          </table:table-cell>
          <table:table-cell/>
          <table:table-cell table:formula="of:=(1-0.57721)*[.A8] + SQRT([.A8])+2" office:value-type="float" office:value="8.21074712474619" calcext:value-type="float">
            <text:p>8.21074712474619</text:p>
          </table:table-cell>
          <table:table-cell table:formula="of:=[.E8]/[.A8]" office:value-type="float" office:value="1.02634339059327" calcext:value-type="float">
            <text:p>1.0263433905932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(4*SQRT([.A9])-2)/[.A9]" office:value-type="float" office:value="1.11111111111111" calcext:value-type="float">
            <text:p>1.11111111111111</text:p>
          </table:table-cell>
          <table:table-cell table:formula="of:=(1/[.A9])+(1-0.577)+[.B9]" office:value-type="float" office:value="1.64522222222222" calcext:value-type="float">
            <text:p>1.64522222222222</text:p>
          </table:table-cell>
          <table:table-cell/>
          <table:table-cell table:formula="of:=(1-0.57721)*[.A9] + SQRT([.A9])+2" office:value-type="float" office:value="8.80511" calcext:value-type="float">
            <text:p>8.80511</text:p>
          </table:table-cell>
          <table:table-cell table:formula="of:=[.E9]/[.A9]" office:value-type="float" office:value="0.978345555555555" calcext:value-type="float">
            <text:p>0.97834555555555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(4*SQRT([.A10])-2)/[.A10]" office:value-type="float" office:value="1.06491106406735" calcext:value-type="float">
            <text:p>1.06491106406735</text:p>
          </table:table-cell>
          <table:table-cell table:formula="of:=(1/[.A10])+(1-0.577)+[.B10]" office:value-type="float" office:value="1.58791106406735" calcext:value-type="float">
            <text:p>1.58791106406735</text:p>
          </table:table-cell>
          <table:table-cell/>
          <table:table-cell table:formula="of:=(1-0.57721)*[.A10] + SQRT([.A10])+2" office:value-type="float" office:value="9.39017766016838" calcext:value-type="float">
            <text:p>9.39017766016838</text:p>
          </table:table-cell>
          <table:table-cell table:formula="of:=[.E10]/[.A10]" office:value-type="float" office:value="0.939017766016838" calcext:value-type="float">
            <text:p>0.93901776601683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(4*SQRT([.A11])-2)/[.A11]" office:value-type="float" office:value="1.02422719649287" calcext:value-type="float">
            <text:p>1.02422719649287</text:p>
          </table:table-cell>
          <table:table-cell table:formula="of:=(1/[.A11])+(1-0.577)+[.B11]" office:value-type="float" office:value="1.53813628740196" calcext:value-type="float">
            <text:p>1.53813628740196</text:p>
          </table:table-cell>
          <table:table-cell/>
          <table:table-cell table:formula="of:=(1-0.57721)*[.A11] + SQRT([.A11])+2" office:value-type="float" office:value="9.9673147903554" calcext:value-type="float">
            <text:p>9.9673147903554</text:p>
          </table:table-cell>
          <table:table-cell table:formula="of:=[.E11]/[.A11]" office:value-type="float" office:value="0.906119526395945" calcext:value-type="float">
            <text:p>0.90611952639594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(4*SQRT([.A12])-2)/[.A12]" office:value-type="float" office:value="0.988033871712585" calcext:value-type="float">
            <text:p>0.988033871712585</text:p>
          </table:table-cell>
          <table:table-cell table:formula="of:=(1/[.A12])+(1-0.577)+[.B12]" office:value-type="float" office:value="1.49436720504592" calcext:value-type="float">
            <text:p>1.49436720504592</text:p>
          </table:table-cell>
          <table:table-cell/>
          <table:table-cell table:formula="of:=(1-0.57721)*[.A12] + SQRT([.A12])+2" office:value-type="float" office:value="10.5375816151378" calcext:value-type="float">
            <text:p>10.5375816151378</text:p>
          </table:table-cell>
          <table:table-cell table:formula="of:=[.E12]/[.A12]" office:value-type="float" office:value="0.87813180126148" calcext:value-type="float">
            <text:p>0.8781318012614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(4*SQRT([.A13])-2)/[.A13]" office:value-type="float" office:value="0.955554238604304" calcext:value-type="float">
            <text:p>0.955554238604304</text:p>
          </table:table-cell>
          <table:table-cell table:formula="of:=(1/[.A13])+(1-0.577)+[.B13]" office:value-type="float" office:value="1.45547731552738" calcext:value-type="float">
            <text:p>1.45547731552738</text:p>
          </table:table-cell>
          <table:table-cell/>
          <table:table-cell table:formula="of:=(1-0.57721)*[.A13] + SQRT([.A13])+2" office:value-type="float" office:value="11.101821275464" calcext:value-type="float">
            <text:p>11.101821275464</text:p>
          </table:table-cell>
          <table:table-cell table:formula="of:=[.E13]/[.A13]" office:value-type="float" office:value="0.853986251958768" calcext:value-type="float">
            <text:p>0.85398625195876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(4*SQRT([.A14])-2)/[.A14]" office:value-type="float" office:value="0.926187824792555" calcext:value-type="float">
            <text:p>0.926187824792555</text:p>
          </table:table-cell>
          <table:table-cell table:formula="of:=(1/[.A14])+(1-0.577)+[.B14]" office:value-type="float" office:value="1.42061639622113" calcext:value-type="float">
            <text:p>1.42061639622113</text:p>
          </table:table-cell>
          <table:table-cell/>
          <table:table-cell table:formula="of:=(1-0.57721)*[.A14] + SQRT([.A14])+2" office:value-type="float" office:value="11.6607173867739" calcext:value-type="float">
            <text:p>11.6607173867739</text:p>
          </table:table-cell>
          <table:table-cell table:formula="of:=[.E14]/[.A14]" office:value-type="float" office:value="0.832908384769567" calcext:value-type="float">
            <text:p>0.83290838476956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(4*SQRT([.A15])-2)/[.A15]" office:value-type="float" office:value="0.899462225655311" calcext:value-type="float">
            <text:p>0.899462225655311</text:p>
          </table:table-cell>
          <table:table-cell table:formula="of:=(1/[.A15])+(1-0.577)+[.B15]" office:value-type="float" office:value="1.38912889232198" calcext:value-type="float">
            <text:p>1.38912889232198</text:p>
          </table:table-cell>
          <table:table-cell/>
          <table:table-cell table:formula="of:=(1-0.57721)*[.A15] + SQRT([.A15])+2" office:value-type="float" office:value="12.2148333462074" calcext:value-type="float">
            <text:p>12.2148333462074</text:p>
          </table:table-cell>
          <table:table-cell table:formula="of:=[.E15]/[.A15]" office:value-type="float" office:value="0.814322223080495" calcext:value-type="float">
            <text:p>0.81432222308049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(4*SQRT([.A16])-2)/[.A16]" office:value-type="float" office:value="0.875" calcext:value-type="float">
            <text:p>0.875</text:p>
          </table:table-cell>
          <table:table-cell table:formula="of:=(1/[.A16])+(1-0.577)+[.B16]" office:value-type="float" office:value="1.3605" calcext:value-type="float">
            <text:p>1.3605</text:p>
          </table:table-cell>
          <table:table-cell/>
          <table:table-cell table:formula="of:=(1-0.57721)*[.A16] + SQRT([.A16])+2" office:value-type="float" office:value="12.76464" calcext:value-type="float">
            <text:p>12.76464</text:p>
          </table:table-cell>
          <table:table-cell table:formula="of:=[.E16]/[.A16]" office:value-type="float" office:value="0.79779" calcext:value-type="float">
            <text:p>0.7977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(4*SQRT([.A17])-2)/[.A17]" office:value-type="float" office:value="0.852495441321802" calcext:value-type="float">
            <text:p>0.852495441321802</text:p>
          </table:table-cell>
          <table:table-cell table:formula="of:=(1/[.A17])+(1-0.577)+[.B17]" office:value-type="float" office:value="1.33431897073357" calcext:value-type="float">
            <text:p>1.33431897073357</text:p>
          </table:table-cell>
          <table:table-cell/>
          <table:table-cell table:formula="of:=(1-0.57721)*[.A17] + SQRT([.A17])+2" office:value-type="float" office:value="13.3105356256177" calcext:value-type="float">
            <text:p>13.3105356256177</text:p>
          </table:table-cell>
          <table:table-cell table:formula="of:=[.E17]/[.A17]" office:value-type="float" office:value="0.782972683859862" calcext:value-type="float">
            <text:p>0.78297268385986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(4*SQRT([.A18])-2)/[.A18]" office:value-type="float" office:value="0.831697930470952" calcext:value-type="float">
            <text:p>0.831697930470952</text:p>
          </table:table-cell>
          <table:table-cell table:formula="of:=(1/[.A18])+(1-0.577)+[.B18]" office:value-type="float" office:value="1.31025348602651" calcext:value-type="float">
            <text:p>1.31025348602651</text:p>
          </table:table-cell>
          <table:table-cell/>
          <table:table-cell table:formula="of:=(1-0.57721)*[.A18] + SQRT([.A18])+2" office:value-type="float" office:value="13.8528606871193" calcext:value-type="float">
            <text:p>13.8528606871193</text:p>
          </table:table-cell>
          <table:table-cell table:formula="of:=[.E18]/[.A18]" office:value-type="float" office:value="0.769603371506627" calcext:value-type="float">
            <text:p>0.76960337150662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(4*SQRT([.A19])-2)/[.A19]" office:value-type="float" office:value="0.81239977758751" calcext:value-type="float">
            <text:p>0.81239977758751</text:p>
          </table:table-cell>
          <table:table-cell table:formula="of:=(1/[.A19])+(1-0.577)+[.B19]" office:value-type="float" office:value="1.28803135653488" calcext:value-type="float">
            <text:p>1.28803135653488</text:p>
          </table:table-cell>
          <table:table-cell/>
          <table:table-cell table:formula="of:=(1-0.57721)*[.A19] + SQRT([.A19])+2" office:value-type="float" office:value="14.3919089435407" calcext:value-type="float">
            <text:p>14.3919089435407</text:p>
          </table:table-cell>
          <table:table-cell table:formula="of:=[.E19]/[.A19]" office:value-type="float" office:value="0.757468891765299" calcext:value-type="float">
            <text:p>0.75746889176529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(4*SQRT([.A20])-2)/[.A20]" office:value-type="float" office:value="0.794427190999916" calcext:value-type="float">
            <text:p>0.794427190999916</text:p>
          </table:table-cell>
          <table:table-cell table:formula="of:=(1/[.A20])+(1-0.577)+[.B20]" office:value-type="float" office:value="1.26742719099992" calcext:value-type="float">
            <text:p>1.26742719099992</text:p>
          </table:table-cell>
          <table:table-cell/>
          <table:table-cell table:formula="of:=(1-0.57721)*[.A20] + SQRT([.A20])+2" office:value-type="float" office:value="14.9279359549996" calcext:value-type="float">
            <text:p>14.9279359549996</text:p>
          </table:table-cell>
          <table:table-cell table:formula="of:=[.E20]/[.A20]" office:value-type="float" office:value="0.746396797749979" calcext:value-type="float">
            <text:p>0.74639679774997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(4*SQRT([.A21])-2)/[.A21]" office:value-type="float" office:value="0.777633465705874" calcext:value-type="float">
            <text:p>0.777633465705874</text:p>
          </table:table-cell>
          <table:table-cell table:formula="of:=(1/[.A21])+(1-0.577)+[.B21]" office:value-type="float" office:value="1.24825251332492" calcext:value-type="float">
            <text:p>1.24825251332492</text:p>
          </table:table-cell>
          <table:table-cell/>
          <table:table-cell table:formula="of:=(1-0.57721)*[.A21] + SQRT([.A21])+2" office:value-type="float" office:value="15.4611656949558" calcext:value-type="float">
            <text:p>15.4611656949558</text:p>
          </table:table-cell>
          <table:table-cell table:formula="of:=[.E21]/[.A21]" office:value-type="float" office:value="0.736245985474088" calcext:value-type="float">
            <text:p>0.73624598547408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(4*SQRT([.A22])-2)/[.A22]" office:value-type="float" office:value="0.761893774513351" calcext:value-type="float">
            <text:p>0.761893774513351</text:p>
          </table:table-cell>
          <table:table-cell table:formula="of:=(1/[.A22])+(1-0.577)+[.B22]" office:value-type="float" office:value="1.2303483199679" calcext:value-type="float">
            <text:p>1.2303483199679</text:p>
          </table:table-cell>
          <table:table-cell/>
          <table:table-cell table:formula="of:=(1-0.57721)*[.A22] + SQRT([.A22])+2" office:value-type="float" office:value="15.9917957598234" calcext:value-type="float">
            <text:p>15.9917957598234</text:p>
          </table:table-cell>
          <table:table-cell table:formula="of:=[.E22]/[.A22]" office:value-type="float" office:value="0.726899807264701" calcext:value-type="float">
            <text:p>0.72689980726470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(4*SQRT([.A23])-2)/[.A23]" office:value-type="float" office:value="0.747101134489169" calcext:value-type="float">
            <text:p>0.747101134489169</text:p>
          </table:table-cell>
          <table:table-cell table:formula="of:=(1/[.A23])+(1-0.577)+[.B23]" office:value-type="float" office:value="1.21357939535873" calcext:value-type="float">
            <text:p>1.21357939535873</text:p>
          </table:table-cell>
          <table:table-cell/>
          <table:table-cell table:formula="of:=(1-0.57721)*[.A23] + SQRT([.A23])+2" office:value-type="float" office:value="16.5200015233127" calcext:value-type="float">
            <text:p>16.5200015233127</text:p>
          </table:table-cell>
          <table:table-cell table:formula="of:=[.E23]/[.A23]" office:value-type="float" office:value="0.718260935796205" calcext:value-type="float">
            <text:p>0.71826093579620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(4*SQRT([.A24])-2)/[.A24]" office:value-type="float" office:value="0.733163247594393" calcext:value-type="float">
            <text:p>0.733163247594393</text:p>
          </table:table-cell>
          <table:table-cell table:formula="of:=(1/[.A24])+(1-0.577)+[.B24]" office:value-type="float" office:value="1.19782991426106" calcext:value-type="float">
            <text:p>1.19782991426106</text:p>
          </table:table-cell>
          <table:table-cell/>
          <table:table-cell table:formula="of:=(1-0.57721)*[.A24] + SQRT([.A24])+2" office:value-type="float" office:value="17.0459394855664" calcext:value-type="float">
            <text:p>17.0459394855664</text:p>
          </table:table-cell>
          <table:table-cell table:formula="of:=[.E24]/[.A24]" office:value-type="float" office:value="0.710247478565265" calcext:value-type="float">
            <text:p>0.71024747856526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(4*SQRT([.A25])-2)/[.A25]" office:value-type="float" office:value="0.72" calcext:value-type="float">
            <text:p>0.72</text:p>
          </table:table-cell>
          <table:table-cell table:formula="of:=(1/[.A25])+(1-0.577)+[.B25]" office:value-type="float" office:value="1.183" calcext:value-type="float">
            <text:p>1.183</text:p>
          </table:table-cell>
          <table:table-cell/>
          <table:table-cell table:formula="of:=(1-0.57721)*[.A25] + SQRT([.A25])+2" office:value-type="float" office:value="17.56975" calcext:value-type="float">
            <text:p>17.56975</text:p>
          </table:table-cell>
          <table:table-cell table:formula="of:=[.E25]/[.A25]" office:value-type="float" office:value="0.70279" calcext:value-type="float">
            <text:p>0.7027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(4*SQRT([.A26])-2)/[.A26]" office:value-type="float" office:value="0.707541463629659" calcext:value-type="float">
            <text:p>0.707541463629659</text:p>
          </table:table-cell>
          <table:table-cell table:formula="of:=(1/[.A26])+(1-0.577)+[.B26]" office:value-type="float" office:value="1.1690030020912" calcext:value-type="float">
            <text:p>1.1690030020912</text:p>
          </table:table-cell>
          <table:table-cell/>
          <table:table-cell table:formula="of:=(1-0.57721)*[.A26] + SQRT([.A26])+2" office:value-type="float" office:value="18.0915595135928" calcext:value-type="float">
            <text:p>18.0915595135928</text:p>
          </table:table-cell>
          <table:table-cell table:formula="of:=[.E26]/[.A26]" office:value-type="float" office:value="0.695829212061261" calcext:value-type="float">
            <text:p>0.69582921206126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(4*SQRT([.A27])-2)/[.A27]" office:value-type="float" office:value="0.695726284845427" calcext:value-type="float">
            <text:p>0.695726284845427</text:p>
          </table:table-cell>
          <table:table-cell table:formula="of:=(1/[.A27])+(1-0.577)+[.B27]" office:value-type="float" office:value="1.15576332188246" calcext:value-type="float">
            <text:p>1.15576332188246</text:p>
          </table:table-cell>
          <table:table-cell/>
          <table:table-cell table:formula="of:=(1-0.57721)*[.A27] + SQRT([.A27])+2" office:value-type="float" office:value="18.6114824227066" calcext:value-type="float">
            <text:p>18.6114824227066</text:p>
          </table:table-cell>
          <table:table-cell table:formula="of:=[.E27]/[.A27]" office:value-type="float" office:value="0.689314163803949" calcext:value-type="float">
            <text:p>0.68931416380394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(4*SQRT([.A28])-2)/[.A28]" office:value-type="float" office:value="0.684500374589883" calcext:value-type="float">
            <text:p>0.684500374589883</text:p>
          </table:table-cell>
          <table:table-cell table:formula="of:=(1/[.A28])+(1-0.577)+[.B28]" office:value-type="float" office:value="1.14321466030417" calcext:value-type="float">
            <text:p>1.14321466030417</text:p>
          </table:table-cell>
          <table:table-cell/>
          <table:table-cell table:formula="of:=(1-0.57721)*[.A28] + SQRT([.A28])+2" office:value-type="float" office:value="19.1296226221292" calcext:value-type="float">
            <text:p>19.1296226221292</text:p>
          </table:table-cell>
          <table:table-cell table:formula="of:=[.E28]/[.A28]" office:value-type="float" office:value="0.683200807933185" calcext:value-type="float">
            <text:p>0.68320080793318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(4*SQRT([.A29])-2)/[.A29]" office:value-type="float" office:value="0.673815835466828" calcext:value-type="float">
            <text:p>0.673815835466828</text:p>
          </table:table-cell>
          <table:table-cell table:formula="of:=(1/[.A29])+(1-0.577)+[.B29]" office:value-type="float" office:value="1.13129859408752" calcext:value-type="float">
            <text:p>1.13129859408752</text:p>
          </table:table-cell>
          <table:table-cell/>
          <table:table-cell table:formula="of:=(1-0.57721)*[.A29] + SQRT([.A29])+2" office:value-type="float" office:value="19.6460748071345" calcext:value-type="float">
            <text:p>19.6460748071345</text:p>
          </table:table-cell>
          <table:table-cell table:formula="of:=[.E29]/[.A29]" office:value-type="float" office:value="0.677450855418431" calcext:value-type="float">
            <text:p>0.67745085541843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(4*SQRT([.A30])-2)/[.A30]" office:value-type="float" office:value="0.663630076673555" calcext:value-type="float">
            <text:p>0.663630076673555</text:p>
          </table:table-cell>
          <table:table-cell table:formula="of:=(1/[.A30])+(1-0.577)+[.B30]" office:value-type="float" office:value="1.11996341000689" calcext:value-type="float">
            <text:p>1.11996341000689</text:p>
          </table:table-cell>
          <table:table-cell/>
          <table:table-cell table:formula="of:=(1-0.57721)*[.A30] + SQRT([.A30])+2" office:value-type="float" office:value="20.1609255750517" calcext:value-type="float">
            <text:p>20.1609255750517</text:p>
          </table:table-cell>
          <table:table-cell table:formula="of:=[.E30]/[.A30]" office:value-type="float" office:value="0.672030852501722" calcext:value-type="float">
            <text:p>0.67203085250172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(4*SQRT([.A31])-2)/[.A31]" office:value-type="float" office:value="0.653905079074842" calcext:value-type="float">
            <text:p>0.653905079074842</text:p>
          </table:table-cell>
          <table:table-cell table:formula="of:=(1/[.A31])+(1-0.577)+[.B31]" office:value-type="float" office:value="1.10916314359097" calcext:value-type="float">
            <text:p>1.10916314359097</text:p>
          </table:table-cell>
          <table:table-cell/>
          <table:table-cell table:formula="of:=(1-0.57721)*[.A31] + SQRT([.A31])+2" office:value-type="float" office:value="20.67425436283" calcext:value-type="float">
            <text:p>20.67425436283</text:p>
          </table:table-cell>
          <table:table-cell table:formula="of:=[.E31]/[.A31]" office:value-type="float" office:value="0.666911431059033" calcext:value-type="float">
            <text:p>0.66691143105903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(4*SQRT([.A32])-2)/[.A32]" office:value-type="float" office:value="0.644606781186548" calcext:value-type="float">
            <text:p>0.644606781186548</text:p>
          </table:table-cell>
          <table:table-cell table:formula="of:=(1/[.A32])+(1-0.577)+[.B32]" office:value-type="float" office:value="1.09885678118655" calcext:value-type="float">
            <text:p>1.09885678118655</text:p>
          </table:table-cell>
          <table:table-cell/>
          <table:table-cell table:formula="of:=(1-0.57721)*[.A32] + SQRT([.A32])+2" office:value-type="float" office:value="21.1861342494924" calcext:value-type="float">
            <text:p>21.1861342494924</text:p>
          </table:table-cell>
          <table:table-cell table:formula="of:=[.E32]/[.A32]" office:value-type="float" office:value="0.662066695296637" calcext:value-type="float">
            <text:p>0.66206669529663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(4*SQRT([.A33])-2)/[.A33]" office:value-type="float" office:value="0.635704563216731" calcext:value-type="float">
            <text:p>0.635704563216731</text:p>
          </table:table-cell>
          <table:table-cell table:formula="of:=(1/[.A33])+(1-0.577)+[.B33]" office:value-type="float" office:value="1.08900759351976" calcext:value-type="float">
            <text:p>1.08900759351976</text:p>
          </table:table-cell>
          <table:table-cell/>
          <table:table-cell table:formula="of:=(1-0.57721)*[.A33] + SQRT([.A33])+2" office:value-type="float" office:value="21.696632646538" calcext:value-type="float">
            <text:p>21.696632646538</text:p>
          </table:table-cell>
          <table:table-cell table:formula="of:=[.E33]/[.A33]" office:value-type="float" office:value="0.657473716561758" calcext:value-type="float">
            <text:p>0.65747371656175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(4*SQRT([.A34])-2)/[.A34]" office:value-type="float" office:value="0.627170811158271" calcext:value-type="float">
            <text:p>0.627170811158271</text:p>
          </table:table-cell>
          <table:table-cell table:formula="of:=(1/[.A34])+(1-0.577)+[.B34]" office:value-type="float" office:value="1.07958257586415" calcext:value-type="float">
            <text:p>1.07958257586415</text:p>
          </table:table-cell>
          <table:table-cell/>
          <table:table-cell table:formula="of:=(1-0.57721)*[.A34] + SQRT([.A34])+2" office:value-type="float" office:value="22.2058118948453" calcext:value-type="float">
            <text:p>22.2058118948453</text:p>
          </table:table-cell>
          <table:table-cell table:formula="of:=[.E34]/[.A34]" office:value-type="float" office:value="0.653112114554274" calcext:value-type="float">
            <text:p>0.65311211455427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(4*SQRT([.A35])-2)/[.A35]" office:value-type="float" office:value="0.618980546639956" calcext:value-type="float">
            <text:p>0.618980546639956</text:p>
          </table:table-cell>
          <table:table-cell table:formula="of:=(1/[.A35])+(1-0.577)+[.B35]" office:value-type="float" office:value="1.07055197521138" calcext:value-type="float">
            <text:p>1.07055197521138</text:p>
          </table:table-cell>
          <table:table-cell/>
          <table:table-cell table:formula="of:=(1-0.57721)*[.A35] + SQRT([.A35])+2" office:value-type="float" office:value="22.7137297830996" calcext:value-type="float">
            <text:p>22.7137297830996</text:p>
          </table:table-cell>
          <table:table-cell table:formula="of:=[.E35]/[.A35]" office:value-type="float" office:value="0.64896370808856" calcext:value-type="float">
            <text:p>0.6489637080885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(4*SQRT([.A36])-2)/[.A36]" office:value-type="float" office:value="0.611111111111111" calcext:value-type="float">
            <text:p>0.611111111111111</text:p>
          </table:table-cell>
          <table:table-cell table:formula="of:=(1/[.A36])+(1-0.577)+[.B36]" office:value-type="float" office:value="1.06188888888889" calcext:value-type="float">
            <text:p>1.06188888888889</text:p>
          </table:table-cell>
          <table:table-cell/>
          <table:table-cell table:formula="of:=(1-0.57721)*[.A36] + SQRT([.A36])+2" office:value-type="float" office:value="23.22044" calcext:value-type="float">
            <text:p>23.22044</text:p>
          </table:table-cell>
          <table:table-cell table:formula="of:=[.E36]/[.A36]" office:value-type="float" office:value="0.645012222222222" calcext:value-type="float">
            <text:p>0.64501222222222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(4*SQRT([.A37])-2)/[.A37]" office:value-type="float" office:value="0.603541895167375" calcext:value-type="float">
            <text:p>0.603541895167375</text:p>
          </table:table-cell>
          <table:table-cell table:formula="of:=(1/[.A37])+(1-0.577)+[.B37]" office:value-type="float" office:value="1.0535689221944" calcext:value-type="float">
            <text:p>1.0535689221944</text:p>
          </table:table-cell>
          <table:table-cell/>
          <table:table-cell table:formula="of:=(1-0.57721)*[.A37] + SQRT([.A37])+2" office:value-type="float" office:value="23.7259925302982" calcext:value-type="float">
            <text:p>23.7259925302982</text:p>
          </table:table-cell>
          <table:table-cell table:formula="of:=[.E37]/[.A37]" office:value-type="float" office:value="0.641243041359411" calcext:value-type="float">
            <text:p>0.64124304135941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(4*SQRT([.A38])-2)/[.A38]" office:value-type="float" office:value="0.596254105575682" calcext:value-type="float">
            <text:p>0.596254105575682</text:p>
          </table:table-cell>
          <table:table-cell table:formula="of:=(1/[.A38])+(1-0.577)+[.B38]" office:value-type="float" office:value="1.04556989504937" calcext:value-type="float">
            <text:p>1.04556989504937</text:p>
          </table:table-cell>
          <table:table-cell/>
          <table:table-cell table:formula="of:=(1-0.57721)*[.A38] + SQRT([.A38])+2" office:value-type="float" office:value="24.230434002969" calcext:value-type="float">
            <text:p>24.230434002969</text:p>
          </table:table-cell>
          <table:table-cell table:formula="of:=[.E38]/[.A38]" office:value-type="float" office:value="0.637643000078131" calcext:value-type="float">
            <text:p>0.63764300007813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(4*SQRT([.A39])-2)/[.A39]" office:value-type="float" office:value="0.589230563938297" calcext:value-type="float">
            <text:p>0.589230563938297</text:p>
          </table:table-cell>
          <table:table-cell table:formula="of:=(1/[.A39])+(1-0.577)+[.B39]" office:value-type="float" office:value="1.03787158957932" calcext:value-type="float">
            <text:p>1.03787158957932</text:p>
          </table:table-cell>
          <table:table-cell/>
          <table:table-cell table:formula="of:=(1-0.57721)*[.A39] + SQRT([.A39])+2" office:value-type="float" office:value="24.7338079983984" calcext:value-type="float">
            <text:p>24.7338079983984</text:p>
          </table:table-cell>
          <table:table-cell table:formula="of:=[.E39]/[.A39]" office:value-type="float" office:value="0.634200205087138" calcext:value-type="float">
            <text:p>0.63420020508713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(4*SQRT([.A40])-2)/[.A40]" office:value-type="float" office:value="0.582455532033676" calcext:value-type="float">
            <text:p>0.582455532033676</text:p>
          </table:table-cell>
          <table:table-cell table:formula="of:=(1/[.A40])+(1-0.577)+[.B40]" office:value-type="float" office:value="1.03045553203368" calcext:value-type="float">
            <text:p>1.03045553203368</text:p>
          </table:table-cell>
          <table:table-cell/>
          <table:table-cell table:formula="of:=(1-0.57721)*[.A40] + SQRT([.A40])+2" office:value-type="float" office:value="25.2361553203368" calcext:value-type="float">
            <text:p>25.2361553203368</text:p>
          </table:table-cell>
          <table:table-cell table:formula="of:=[.E40]/[.A40]" office:value-type="float" office:value="0.630903883008419" calcext:value-type="float">
            <text:p>0.63090388300841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(4*SQRT([.A41])-2)/[.A41]" office:value-type="float" office:value="0.575914559749546" calcext:value-type="float">
            <text:p>0.575914559749546</text:p>
          </table:table-cell>
          <table:table-cell table:formula="of:=(1/[.A41])+(1-0.577)+[.B41]" office:value-type="float" office:value="1.02330480365199" calcext:value-type="float">
            <text:p>1.02330480365199</text:p>
          </table:table-cell>
          <table:table-cell/>
          <table:table-cell table:formula="of:=(1-0.57721)*[.A41] + SQRT([.A41])+2" office:value-type="float" office:value="25.7375142374328" calcext:value-type="float">
            <text:p>25.7375142374328</text:p>
          </table:table-cell>
          <table:table-cell table:formula="of:=[.E41]/[.A41]" office:value-type="float" office:value="0.627744249693484" calcext:value-type="float">
            <text:p>0.62774424969348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(4*SQRT([.A42])-2)/[.A42]" office:value-type="float" office:value="0.56959435222932" calcext:value-type="float">
            <text:p>0.56959435222932</text:p>
          </table:table-cell>
          <table:table-cell table:formula="of:=(1/[.A42])+(1-0.577)+[.B42]" office:value-type="float" office:value="1.01640387603884" calcext:value-type="float">
            <text:p>1.01640387603884</text:p>
          </table:table-cell>
          <table:table-cell/>
          <table:table-cell table:formula="of:=(1-0.57721)*[.A42] + SQRT([.A42])+2" office:value-type="float" office:value="26.2379206984079" calcext:value-type="float">
            <text:p>26.2379206984079</text:p>
          </table:table-cell>
          <table:table-cell table:formula="of:=[.E42]/[.A42]" office:value-type="float" office:value="0.624712397581139" calcext:value-type="float">
            <text:p>0.62471239758113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(4*SQRT([.A43])-2)/[.A43]" office:value-type="float" office:value="0.563482653423442" calcext:value-type="float">
            <text:p>0.563482653423442</text:p>
          </table:table-cell>
          <table:table-cell table:formula="of:=(1/[.A43])+(1-0.577)+[.B43]" office:value-type="float" office:value="1.00973846737693" calcext:value-type="float">
            <text:p>1.00973846737693</text:p>
          </table:table-cell>
          <table:table-cell/>
          <table:table-cell table:formula="of:=(1-0.57721)*[.A43] + SQRT([.A43])+2" office:value-type="float" office:value="26.737408524302" calcext:value-type="float">
            <text:p>26.737408524302</text:p>
          </table:table-cell>
          <table:table-cell table:formula="of:=[.E43]/[.A43]" office:value-type="float" office:value="0.621800198239581" calcext:value-type="float">
            <text:p>0.62180019823958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(4*SQRT([.A44])-2)/[.A44]" office:value-type="float" office:value="0.557568143700982" calcext:value-type="float">
            <text:p>0.557568143700982</text:p>
          </table:table-cell>
          <table:table-cell table:formula="of:=(1/[.A44])+(1-0.577)+[.B44]" office:value-type="float" office:value="1.00329541642825" calcext:value-type="float">
            <text:p>1.00329541642825</text:p>
          </table:table-cell>
          <table:table-cell/>
          <table:table-cell table:formula="of:=(1-0.57721)*[.A44] + SQRT([.A44])+2" office:value-type="float" office:value="27.2360095807108" calcext:value-type="float">
            <text:p>27.2360095807108</text:p>
          </table:table-cell>
          <table:table-cell table:formula="of:=[.E44]/[.A44]" office:value-type="float" office:value="0.619000217743427" calcext:value-type="float">
            <text:p>0.61900021774342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(4*SQRT([.A45])-2)/[.A45]" office:value-type="float" office:value="0.5518403495555" calcext:value-type="float">
            <text:p>0.5518403495555</text:p>
          </table:table-cell>
          <table:table-cell table:formula="of:=(1/[.A45])+(1-0.577)+[.B45]" office:value-type="float" office:value="0.997062571777722" calcext:value-type="float">
            <text:p>0.997062571777722</text:p>
          </table:table-cell>
          <table:table-cell/>
          <table:table-cell table:formula="of:=(1-0.57721)*[.A45] + SQRT([.A45])+2" office:value-type="float" office:value="27.7337539324994" calcext:value-type="float">
            <text:p>27.7337539324994</text:p>
          </table:table-cell>
          <table:table-cell table:formula="of:=[.E45]/[.A45]" office:value-type="float" office:value="0.61630564294443" calcext:value-type="float">
            <text:p>0.6163056429444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(4*SQRT([.A46])-2)/[.A46]" office:value-type="float" office:value="0.546289563750023" calcext:value-type="float">
            <text:p>0.546289563750023</text:p>
          </table:table-cell>
          <table:table-cell table:formula="of:=(1/[.A46])+(1-0.577)+[.B46]" office:value-type="float" office:value="0.991028694184806" calcext:value-type="float">
            <text:p>0.991028694184806</text:p>
          </table:table-cell>
          <table:table-cell/>
          <table:table-cell table:formula="of:=(1-0.57721)*[.A46] + SQRT([.A46])+2" office:value-type="float" office:value="28.2306699831253" calcext:value-type="float">
            <text:p>28.2306699831253</text:p>
          </table:table-cell>
          <table:table-cell table:formula="of:=[.E46]/[.A46]" office:value-type="float" office:value="0.613710217024462" calcext:value-type="float">
            <text:p>0.61371021702446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(4*SQRT([.A47])-2)/[.A47]" office:value-type="float" office:value="0.540906774502216" calcext:value-type="float">
            <text:p>0.540906774502216</text:p>
          </table:table-cell>
          <table:table-cell table:formula="of:=(1/[.A47])+(1-0.577)+[.B47]" office:value-type="float" office:value="0.985183370246897" calcext:value-type="float">
            <text:p>0.985183370246897</text:p>
          </table:table-cell>
          <table:table-cell/>
          <table:table-cell table:formula="of:=(1-0.57721)*[.A47] + SQRT([.A47])+2" office:value-type="float" office:value="28.726784600401" calcext:value-type="float">
            <text:p>28.726784600401</text:p>
          </table:table-cell>
          <table:table-cell table:formula="of:=[.E47]/[.A47]" office:value-type="float" office:value="0.611208182987256" calcext:value-type="float">
            <text:p>0.61120818298725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(4*SQRT([.A48])-2)/[.A48]" office:value-type="float" office:value="0.535683602522959" calcext:value-type="float">
            <text:p>0.535683602522959</text:p>
          </table:table-cell>
          <table:table-cell table:formula="of:=(1/[.A48])+(1-0.577)+[.B48]" office:value-type="float" office:value="0.979516935856293" calcext:value-type="float">
            <text:p>0.979516935856293</text:p>
          </table:table-cell>
          <table:table-cell/>
          <table:table-cell table:formula="of:=(1-0.57721)*[.A48] + SQRT([.A48])+2" office:value-type="float" office:value="29.2221232302755" calcext:value-type="float">
            <text:p>29.2221232302755</text:p>
          </table:table-cell>
          <table:table-cell table:formula="of:=[.E48]/[.A48]" office:value-type="float" office:value="0.608794233964073" calcext:value-type="float">
            <text:p>0.60879423396407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(4*SQRT([.A49])-2)/[.A49]" office:value-type="float" office:value="0.530612244897959" calcext:value-type="float">
            <text:p>0.530612244897959</text:p>
          </table:table-cell>
          <table:table-cell table:formula="of:=(1/[.A49])+(1-0.577)+[.B49]" office:value-type="float" office:value="0.974020408163265" calcext:value-type="float">
            <text:p>0.974020408163265</text:p>
          </table:table-cell>
          <table:table-cell/>
          <table:table-cell table:formula="of:=(1-0.57721)*[.A49] + SQRT([.A49])+2" office:value-type="float" office:value="29.71671" calcext:value-type="float">
            <text:p>29.71671</text:p>
          </table:table-cell>
          <table:table-cell table:formula="of:=[.E49]/[.A49]" office:value-type="float" office:value="0.606463469387755" calcext:value-type="float">
            <text:p>0.60646346938775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(4*SQRT([.A50])-2)/[.A50]" office:value-type="float" office:value="0.525685424949238" calcext:value-type="float">
            <text:p>0.525685424949238</text:p>
          </table:table-cell>
          <table:table-cell table:formula="of:=(1/[.A50])+(1-0.577)+[.B50]" office:value-type="float" office:value="0.968685424949238" calcext:value-type="float">
            <text:p>0.968685424949238</text:p>
          </table:table-cell>
          <table:table-cell/>
          <table:table-cell table:formula="of:=(1-0.57721)*[.A50] + SQRT([.A50])+2" office:value-type="float" office:value="30.2105678118655" calcext:value-type="float">
            <text:p>30.2105678118655</text:p>
          </table:table-cell>
          <table:table-cell table:formula="of:=[.E50]/[.A50]" office:value-type="float" office:value="0.604211356237309" calcext:value-type="float">
            <text:p>0.60421135623730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(4*SQRT([.A51])-2)/[.A51]" office:value-type="float" office:value="0.520896347336694" calcext:value-type="float">
            <text:p>0.520896347336694</text:p>
          </table:table-cell>
          <table:table-cell table:formula="of:=(1/[.A51])+(1-0.577)+[.B51]" office:value-type="float" office:value="0.963504190473949" calcext:value-type="float">
            <text:p>0.963504190473949</text:p>
          </table:table-cell>
          <table:table-cell/>
          <table:table-cell table:formula="of:=(1-0.57721)*[.A51] + SQRT([.A51])+2" office:value-type="float" office:value="30.7037184285428" calcext:value-type="float">
            <text:p>30.7037184285428</text:p>
          </table:table-cell>
          <table:table-cell table:formula="of:=[.E51]/[.A51]" office:value-type="float" office:value="0.602033694677311" calcext:value-type="float">
            <text:p>0.60203369467731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(4*SQRT([.A52])-2)/[.A52]" office:value-type="float" office:value="0.516238657763691" calcext:value-type="float">
            <text:p>0.516238657763691</text:p>
          </table:table-cell>
          <table:table-cell table:formula="of:=(1/[.A52])+(1-0.577)+[.B52]" office:value-type="float" office:value="0.95846942699446" calcext:value-type="float">
            <text:p>0.95846942699446</text:p>
          </table:table-cell>
          <table:table-cell/>
          <table:table-cell table:formula="of:=(1-0.57721)*[.A52] + SQRT([.A52])+2" office:value-type="float" office:value="31.196182550928" calcext:value-type="float">
            <text:p>31.196182550928</text:p>
          </table:table-cell>
          <table:table-cell table:formula="of:=[.E52]/[.A52]" office:value-type="float" office:value="0.599926587517846" calcext:value-type="float">
            <text:p>0.59992658751784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(4*SQRT([.A53])-2)/[.A53]" office:value-type="float" office:value="0.511706406738152" calcext:value-type="float">
            <text:p>0.511706406738152</text:p>
          </table:table-cell>
          <table:table-cell table:formula="of:=(1/[.A53])+(1-0.577)+[.B53]" office:value-type="float" office:value="0.953574331266454" calcext:value-type="float">
            <text:p>0.953574331266454</text:p>
          </table:table-cell>
          <table:table-cell/>
          <table:table-cell table:formula="of:=(1-0.57721)*[.A53] + SQRT([.A53])+2" office:value-type="float" office:value="31.6879798892805" calcext:value-type="float">
            <text:p>31.6879798892805</text:p>
          </table:table-cell>
          <table:table-cell table:formula="of:=[.E53]/[.A53]" office:value-type="float" office:value="0.597886413005293" calcext:value-type="float">
            <text:p>0.59788641300529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(4*SQRT([.A54])-2)/[.A54]" office:value-type="float" office:value="0.50729401691478" calcext:value-type="float">
            <text:p>0.50729401691478</text:p>
          </table:table-cell>
          <table:table-cell table:formula="of:=(1/[.A54])+(1-0.577)+[.B54]" office:value-type="float" office:value="0.948812535433299" calcext:value-type="float">
            <text:p>0.948812535433299</text:p>
          </table:table-cell>
          <table:table-cell/>
          <table:table-cell table:formula="of:=(1-0.57721)*[.A54] + SQRT([.A54])+2" office:value-type="float" office:value="32.1791292283495" calcext:value-type="float">
            <text:p>32.1791292283495</text:p>
          </table:table-cell>
          <table:table-cell table:formula="of:=[.E54]/[.A54]" office:value-type="float" office:value="0.595909800524991" calcext:value-type="float">
            <text:p>0.59590980052499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(4*SQRT([.A55])-2)/[.A55]" office:value-type="float" office:value="0.502996253606957" calcext:value-type="float">
            <text:p>0.502996253606957</text:p>
          </table:table-cell>
          <table:table-cell table:formula="of:=(1/[.A55])+(1-0.577)+[.B55]" office:value-type="float" office:value="0.944178071788775" calcext:value-type="float">
            <text:p>0.944178071788775</text:p>
          </table:table-cell>
          <table:table-cell/>
          <table:table-cell table:formula="of:=(1-0.57721)*[.A55] + SQRT([.A55])+2" office:value-type="float" office:value="32.6696484870957" calcext:value-type="float">
            <text:p>32.6696484870957</text:p>
          </table:table-cell>
          <table:table-cell table:formula="of:=[.E55]/[.A55]" office:value-type="float" office:value="0.593993608856285" calcext:value-type="float">
            <text:p>0.59399360885628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(4*SQRT([.A56])-2)/[.A56]" office:value-type="float" office:value="0.498808198110563" calcext:value-type="float">
            <text:p>0.498808198110563</text:p>
          </table:table-cell>
          <table:table-cell table:formula="of:=(1/[.A56])+(1-0.577)+[.B56]" office:value-type="float" office:value="0.939665340967706" calcext:value-type="float">
            <text:p>0.939665340967706</text:p>
          </table:table-cell>
          <table:table-cell/>
          <table:table-cell table:formula="of:=(1-0.57721)*[.A56] + SQRT([.A56])+2" office:value-type="float" office:value="33.1595547735479" calcext:value-type="float">
            <text:p>33.1595547735479</text:p>
          </table:table-cell>
          <table:table-cell table:formula="of:=[.E56]/[.A56]" office:value-type="float" office:value="0.592134906670498" calcext:value-type="float">
            <text:p>0.59213490667049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(4*SQRT([.A57])-2)/[.A57]" office:value-type="float" office:value="0.494725223527772" calcext:value-type="float">
            <text:p>0.494725223527772</text:p>
          </table:table-cell>
          <table:table-cell table:formula="of:=(1/[.A57])+(1-0.577)+[.B57]" office:value-type="float" office:value="0.935269083176895" calcext:value-type="float">
            <text:p>0.935269083176895</text:p>
          </table:table-cell>
          <table:table-cell/>
          <table:table-cell table:formula="of:=(1-0.57721)*[.A57] + SQRT([.A57])+2" office:value-type="float" office:value="33.6488644352708" calcext:value-type="float">
            <text:p>33.6488644352708</text:p>
          </table:table-cell>
          <table:table-cell table:formula="of:=[.E57]/[.A57]" office:value-type="float" office:value="0.59033095500475" calcext:value-type="float">
            <text:p>0.5903309550047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(4*SQRT([.A58])-2)/[.A58]" office:value-type="float" office:value="0.490742972818201" calcext:value-type="float">
            <text:p>0.490742972818201</text:p>
          </table:table-cell>
          <table:table-cell table:formula="of:=(1/[.A58])+(1-0.577)+[.B58]" office:value-type="float" office:value="0.930984352128545" calcext:value-type="float">
            <text:p>0.930984352128545</text:p>
          </table:table-cell>
          <table:table-cell/>
          <table:table-cell table:formula="of:=(1-0.57721)*[.A58] + SQRT([.A58])+2" office:value-type="float" office:value="34.1375931058639" calcext:value-type="float">
            <text:p>34.1375931058639</text:p>
          </table:table-cell>
          <table:table-cell table:formula="of:=[.E58]/[.A58]" office:value-type="float" office:value="0.588579191480412" calcext:value-type="float">
            <text:p>0.58857919148041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(4*SQRT([.A59])-2)/[.A59]" office:value-type="float" office:value="0.48685733883855" calcext:value-type="float">
            <text:p>0.48685733883855</text:p>
          </table:table-cell>
          <table:table-cell table:formula="of:=(1/[.A59])+(1-0.577)+[.B59]" office:value-type="float" office:value="0.926806491380923" calcext:value-type="float">
            <text:p>0.926806491380923</text:p>
          </table:table-cell>
          <table:table-cell/>
          <table:table-cell table:formula="of:=(1-0.57721)*[.A59] + SQRT([.A59])+2" office:value-type="float" office:value="34.6257557478686" calcext:value-type="float">
            <text:p>34.6257557478686</text:p>
          </table:table-cell>
          <table:table-cell table:formula="of:=[.E59]/[.A59]" office:value-type="float" office:value="0.58687721606557" calcext:value-type="float">
            <text:p>0.5868772160655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(4*SQRT([.A60])-2)/[.A60]" office:value-type="float" office:value="0.483064446160989" calcext:value-type="float">
            <text:p>0.483064446160989</text:p>
          </table:table-cell>
          <table:table-cell table:formula="of:=(1/[.A60])+(1-0.577)+[.B60]" office:value-type="float" office:value="0.922731112827656" calcext:value-type="float">
            <text:p>0.922731112827656</text:p>
          </table:table-cell>
          <table:table-cell/>
          <table:table-cell table:formula="of:=(1-0.57721)*[.A60] + SQRT([.A60])+2" office:value-type="float" office:value="35.1133666924148" calcext:value-type="float">
            <text:p>35.1133666924148</text:p>
          </table:table-cell>
          <table:table-cell table:formula="of:=[.E60]/[.A60]" office:value-type="float" office:value="0.585222778206914" calcext:value-type="float">
            <text:p>0.58522277820691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(4*SQRT([.A61])-2)/[.A61]" office:value-type="float" office:value="0.479360634485682" calcext:value-type="float">
            <text:p>0.479360634485682</text:p>
          </table:table-cell>
          <table:table-cell table:formula="of:=(1/[.A61])+(1-0.577)+[.B61]" office:value-type="float" office:value="0.918754077108633" calcext:value-type="float">
            <text:p>0.918754077108633</text:p>
          </table:table-cell>
          <table:table-cell/>
          <table:table-cell table:formula="of:=(1-0.57721)*[.A61] + SQRT([.A61])+2" office:value-type="float" office:value="35.6004396759067" calcext:value-type="float">
            <text:p>35.6004396759067</text:p>
          </table:table-cell>
          <table:table-cell table:formula="of:=[.E61]/[.A61]" office:value-type="float" office:value="0.583613765178798" calcext:value-type="float">
            <text:p>0.58361376517879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(4*SQRT([.A62])-2)/[.A62]" office:value-type="float" office:value="0.475742443484633" calcext:value-type="float">
            <text:p>0.475742443484633</text:p>
          </table:table-cell>
          <table:table-cell table:formula="of:=(1/[.A62])+(1-0.577)+[.B62]" office:value-type="float" office:value="0.914871475742697" calcext:value-type="float">
            <text:p>0.914871475742697</text:p>
          </table:table-cell>
          <table:table-cell/>
          <table:table-cell table:formula="of:=(1-0.57721)*[.A62] + SQRT([.A62])+2" office:value-type="float" office:value="36.0869878740118" calcext:value-type="float">
            <text:p>36.0869878740118</text:p>
          </table:table-cell>
          <table:table-cell table:formula="of:=[.E62]/[.A62]" office:value-type="float" office:value="0.582048191516319" calcext:value-type="float">
            <text:p>0.58204819151631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(4*SQRT([.A63])-2)/[.A63]" office:value-type="float" office:value="0.472206598932938" calcext:value-type="float">
            <text:p>0.472206598932938</text:p>
          </table:table-cell>
          <table:table-cell table:formula="of:=(1/[.A63])+(1-0.577)+[.B63]" office:value-type="float" office:value="0.911079614805954" calcext:value-type="float">
            <text:p>0.911079614805954</text:p>
          </table:table-cell>
          <table:table-cell/>
          <table:table-cell table:formula="of:=(1-0.57721)*[.A63] + SQRT([.A63])+2" office:value-type="float" office:value="36.5730239331938" calcext:value-type="float">
            <text:p>36.5730239331938</text:p>
          </table:table-cell>
          <table:table-cell table:formula="of:=[.E63]/[.A63]" office:value-type="float" office:value="0.580524189415774" calcext:value-type="float">
            <text:p>0.58052418941577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(4*SQRT([.A64])-2)/[.A64]" office:value-type="float" office:value="0.46875" calcext:value-type="float">
            <text:p>0.46875</text:p>
          </table:table-cell>
          <table:table-cell table:formula="of:=(1/[.A64])+(1-0.577)+[.B64]" office:value-type="float" office:value="0.907375" calcext:value-type="float">
            <text:p>0.907375</text:p>
          </table:table-cell>
          <table:table-cell/>
          <table:table-cell table:formula="of:=(1-0.57721)*[.A64] + SQRT([.A64])+2" office:value-type="float" office:value="37.05856" calcext:value-type="float">
            <text:p>37.05856</text:p>
          </table:table-cell>
          <table:table-cell table:formula="of:=[.E64]/[.A64]" office:value-type="float" office:value="0.57904" calcext:value-type="float">
            <text:p>0.5790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(4*SQRT([.A65])-2)/[.A65]" office:value-type="float" office:value="0.465369707587603" calcext:value-type="float">
            <text:p>0.465369707587603</text:p>
          </table:table-cell>
          <table:table-cell table:formula="of:=(1/[.A65])+(1-0.577)+[.B65]" office:value-type="float" office:value="0.903754322972218" calcext:value-type="float">
            <text:p>0.903754322972218</text:p>
          </table:table-cell>
          <table:table-cell/>
          <table:table-cell table:formula="of:=(1-0.57721)*[.A65] + SQRT([.A65])+2" office:value-type="float" office:value="37.5436077482985" calcext:value-type="float">
            <text:p>37.5436077482985</text:p>
          </table:table-cell>
          <table:table-cell table:formula="of:=[.E65]/[.A65]" office:value-type="float" office:value="0.577593965358439" calcext:value-type="float">
            <text:p>0.57759396535843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(4*SQRT([.A66])-2)/[.A66]" office:value-type="float" office:value="0.462062933614301" calcext:value-type="float">
            <text:p>0.462062933614301</text:p>
          </table:table-cell>
          <table:table-cell table:formula="of:=(1/[.A66])+(1-0.577)+[.B66]" office:value-type="float" office:value="0.900214448765816" calcext:value-type="float">
            <text:p>0.900214448765816</text:p>
          </table:table-cell>
          <table:table-cell/>
          <table:table-cell table:formula="of:=(1-0.57721)*[.A66] + SQRT([.A66])+2" office:value-type="float" office:value="38.028178404636" calcext:value-type="float">
            <text:p>38.028178404636</text:p>
          </table:table-cell>
          <table:table-cell table:formula="of:=[.E66]/[.A66]" office:value-type="float" office:value="0.576184521282363" calcext:value-type="float">
            <text:p>0.57618452128236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(4*SQRT([.A67])-2)/[.A67]" office:value-type="float" office:value="0.458827031156564" calcext:value-type="float">
            <text:p>0.458827031156564</text:p>
          </table:table-cell>
          <table:table-cell table:formula="of:=(1/[.A67])+(1-0.577)+[.B67]" office:value-type="float" office:value="0.896752404290893" calcext:value-type="float">
            <text:p>0.896752404290893</text:p>
          </table:table-cell>
          <table:table-cell/>
          <table:table-cell table:formula="of:=(1-0.57721)*[.A67] + SQRT([.A67])+2" office:value-type="float" office:value="38.5122827718724" calcext:value-type="float">
            <text:p>38.5122827718724</text:p>
          </table:table-cell>
          <table:table-cell table:formula="of:=[.E67]/[.A67]" office:value-type="float" office:value="0.574810190624962" calcext:value-type="float">
            <text:p>0.57481019062496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(4*SQRT([.A68])-2)/[.A68]" office:value-type="float" office:value="0.455659485366784" calcext:value-type="float">
            <text:p>0.455659485366784</text:p>
          </table:table-cell>
          <table:table-cell table:formula="of:=(1/[.A68])+(1-0.577)+[.B68]" office:value-type="float" office:value="0.893365367719725" calcext:value-type="float">
            <text:p>0.893365367719725</text:p>
          </table:table-cell>
          <table:table-cell/>
          <table:table-cell table:formula="of:=(1-0.57721)*[.A68] + SQRT([.A68])+2" office:value-type="float" office:value="38.9959312512353" calcext:value-type="float">
            <text:p>38.9959312512353</text:p>
          </table:table-cell>
          <table:table-cell table:formula="of:=[.E68]/[.A68]" office:value-type="float" office:value="0.573469577224049" calcext:value-type="float">
            <text:p>0.57346957722404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(4*SQRT([.A69])-2)/[.A69]" office:value-type="float" office:value="0.4525579050967" calcext:value-type="float">
            <text:p>0.4525579050967</text:p>
          </table:table-cell>
          <table:table-cell table:formula="of:=(1/[.A69])+(1-0.577)+[.B69]" office:value-type="float" office:value="0.890050658719888" calcext:value-type="float">
            <text:p>0.890050658719888</text:p>
          </table:table-cell>
          <table:table-cell/>
          <table:table-cell table:formula="of:=(1-0.57721)*[.A69] + SQRT([.A69])+2" office:value-type="float" office:value="39.4791338629181" calcext:value-type="float">
            <text:p>39.4791338629181</text:p>
          </table:table-cell>
          <table:table-cell table:formula="of:=[.E69]/[.A69]" office:value-type="float" office:value="0.572161360332146" calcext:value-type="float">
            <text:p>0.57216136033214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(4*SQRT([.A70])-2)/[.A70]" office:value-type="float" office:value="0.449520015162329" calcext:value-type="float">
            <text:p>0.449520015162329</text:p>
          </table:table-cell>
          <table:table-cell table:formula="of:=(1/[.A70])+(1-0.577)+[.B70]" office:value-type="float" office:value="0.886805729448043" calcext:value-type="float">
            <text:p>0.886805729448043</text:p>
          </table:table-cell>
          <table:table-cell/>
          <table:table-cell table:formula="of:=(1-0.57721)*[.A70] + SQRT([.A70])+2" office:value-type="float" office:value="39.9619002653408" calcext:value-type="float">
            <text:p>39.9619002653408</text:p>
          </table:table-cell>
          <table:table-cell table:formula="of:=[.E70]/[.A70]" office:value-type="float" office:value="0.570884289504868" calcext:value-type="float">
            <text:p>0.57088428950486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(4*SQRT([.A71])-2)/[.A71]" office:value-type="float" office:value="0.446543649193034" calcext:value-type="float">
            <text:p>0.446543649193034</text:p>
          </table:table-cell>
          <table:table-cell table:formula="of:=(1/[.A71])+(1-0.577)+[.B71]" office:value-type="float" office:value="0.883628156235288" calcext:value-type="float">
            <text:p>0.883628156235288</text:p>
          </table:table-cell>
          <table:table-cell/>
          <table:table-cell table:formula="of:=(1-0.57721)*[.A71] + SQRT([.A71])+2" office:value-type="float" office:value="40.4442397731764" calcext:value-type="float">
            <text:p>40.4442397731764</text:p>
          </table:table-cell>
          <table:table-cell table:formula="of:=[.E71]/[.A71]" office:value-type="float" office:value="0.569637179903892" calcext:value-type="float">
            <text:p>0.56963717990389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(4*SQRT([.A72])-2)/[.A72]" office:value-type="float" office:value="0.443626743013254" calcext:value-type="float">
            <text:p>0.443626743013254</text:p>
          </table:table-cell>
          <table:table-cell table:formula="of:=(1/[.A72])+(1-0.577)+[.B72]" office:value-type="float" office:value="0.880515631902143" calcext:value-type="float">
            <text:p>0.880515631902143</text:p>
          </table:table-cell>
          <table:table-cell/>
          <table:table-cell table:formula="of:=(1-0.57721)*[.A72] + SQRT([.A72])+2" office:value-type="float" office:value="40.9261613742386" calcext:value-type="float">
            <text:p>40.9261613742386</text:p>
          </table:table-cell>
          <table:table-cell table:formula="of:=[.E72]/[.A72]" office:value-type="float" office:value="0.568418907975536" calcext:value-type="float">
            <text:p>0.56841890797553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(4*SQRT([.A73])-2)/[.A73]" office:value-type="float" office:value="0.44076732851055" calcext:value-type="float">
            <text:p>0.44076732851055</text:p>
          </table:table-cell>
          <table:table-cell table:formula="of:=(1/[.A73])+(1-0.577)+[.B73]" office:value-type="float" office:value="0.877465958647536" calcext:value-type="float">
            <text:p>0.877465958647536</text:p>
          </table:table-cell>
          <table:table-cell/>
          <table:table-cell table:formula="of:=(1-0.57721)*[.A73] + SQRT([.A73])+2" office:value-type="float" office:value="41.4076737453175" calcext:value-type="float">
            <text:p>41.4076737453175</text:p>
          </table:table-cell>
          <table:table-cell table:formula="of:=[.E73]/[.A73]" office:value-type="float" office:value="0.567228407470103" calcext:value-type="float">
            <text:p>0.56722840747010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(4*SQRT([.A74])-2)/[.A74]" office:value-type="float" office:value="0.43796352794825" calcext:value-type="float">
            <text:p>0.43796352794825</text:p>
          </table:table-cell>
          <table:table-cell table:formula="of:=(1/[.A74])+(1-0.577)+[.B74]" office:value-type="float" office:value="0.874477041461764" calcext:value-type="float">
            <text:p>0.874477041461764</text:p>
          </table:table-cell>
          <table:table-cell/>
          <table:table-cell table:formula="of:=(1-0.57721)*[.A74] + SQRT([.A74])+2" office:value-type="float" office:value="41.8887852670426" calcext:value-type="float">
            <text:p>41.8887852670426</text:p>
          </table:table-cell>
          <table:table-cell table:formula="of:=[.E74]/[.A74]" office:value-type="float" office:value="0.566064665770846" calcext:value-type="float">
            <text:p>0.56606466577084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(4*SQRT([.A75])-2)/[.A75]" office:value-type="float" office:value="0.435213548685034" calcext:value-type="float">
            <text:p>0.435213548685034</text:p>
          </table:table-cell>
          <table:table-cell table:formula="of:=(1/[.A75])+(1-0.577)+[.B75]" office:value-type="float" office:value="0.871546882018367" calcext:value-type="float">
            <text:p>0.871546882018367</text:p>
          </table:table-cell>
          <table:table-cell/>
          <table:table-cell table:formula="of:=(1-0.57721)*[.A75] + SQRT([.A75])+2" office:value-type="float" office:value="42.3695040378444" calcext:value-type="float">
            <text:p>42.3695040378444</text:p>
          </table:table-cell>
          <table:table-cell table:formula="of:=[.E75]/[.A75]" office:value-type="float" office:value="0.564926720504592" calcext:value-type="float">
            <text:p>0.56492672050459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(4*SQRT([.A76])-2)/[.A76]" office:value-type="float" office:value="0.432515678267439" calcext:value-type="float">
            <text:p>0.432515678267439</text:p>
          </table:table-cell>
          <table:table-cell table:formula="of:=(1/[.A76])+(1-0.577)+[.B76]" office:value-type="float" office:value="0.868673573004281" calcext:value-type="float">
            <text:p>0.868673573004281</text:p>
          </table:table-cell>
          <table:table-cell/>
          <table:table-cell table:formula="of:=(1-0.57721)*[.A76] + SQRT([.A76])+2" office:value-type="float" office:value="42.8498378870814" calcext:value-type="float">
            <text:p>42.8498378870814</text:p>
          </table:table-cell>
          <table:table-cell table:formula="of:=[.E76]/[.A76]" office:value-type="float" office:value="0.563813656408965" calcext:value-type="float">
            <text:p>0.56381365640896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(4*SQRT([.A77])-2)/[.A77]" office:value-type="float" office:value="0.429868279864526" calcext:value-type="float">
            <text:p>0.429868279864526</text:p>
          </table:table-cell>
          <table:table-cell table:formula="of:=(1/[.A77])+(1-0.577)+[.B77]" office:value-type="float" office:value="0.865855292851539" calcext:value-type="float">
            <text:p>0.865855292851539</text:p>
          </table:table-cell>
          <table:table-cell/>
          <table:table-cell table:formula="of:=(1-0.57721)*[.A77] + SQRT([.A77])+2" office:value-type="float" office:value="43.3297943873921" calcext:value-type="float">
            <text:p>43.3297943873921</text:p>
          </table:table-cell>
          <table:table-cell table:formula="of:=[.E77]/[.A77]" office:value-type="float" office:value="0.562724602433664" calcext:value-type="float">
            <text:p>0.56272460243366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(4*SQRT([.A78])-2)/[.A78]" office:value-type="float" office:value="0.427269788016813" calcext:value-type="float">
            <text:p>0.427269788016813</text:p>
          </table:table-cell>
          <table:table-cell table:formula="of:=(1/[.A78])+(1-0.577)+[.B78]" office:value-type="float" office:value="0.863090300837326" calcext:value-type="float">
            <text:p>0.863090300837326</text:p>
          </table:table-cell>
          <table:table-cell/>
          <table:table-cell table:formula="of:=(1-0.57721)*[.A78] + SQRT([.A78])+2" office:value-type="float" office:value="43.8093808663279" calcext:value-type="float">
            <text:p>43.8093808663279</text:p>
          </table:table-cell>
          <table:table-cell table:formula="of:=[.E78]/[.A78]" office:value-type="float" office:value="0.561658729055485" calcext:value-type="float">
            <text:p>0.56165872905548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(4*SQRT([.A79])-2)/[.A79]" office:value-type="float" office:value="0.424718704674207" calcext:value-type="float">
            <text:p>0.424718704674207</text:p>
          </table:table-cell>
          <table:table-cell table:formula="of:=(1/[.A79])+(1-0.577)+[.B79]" office:value-type="float" office:value="0.860376932522308" calcext:value-type="float">
            <text:p>0.860376932522308</text:p>
          </table:table-cell>
          <table:table-cell/>
          <table:table-cell table:formula="of:=(1-0.57721)*[.A79] + SQRT([.A79])+2" office:value-type="float" office:value="44.2886044173156" calcext:value-type="float">
            <text:p>44.2886044173156</text:p>
          </table:table-cell>
          <table:table-cell table:formula="of:=[.E79]/[.A79]" office:value-type="float" office:value="0.560615245788805" calcext:value-type="float">
            <text:p>0.56061524578880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(4*SQRT([.A80])-2)/[.A80]" office:value-type="float" office:value="0.422213595499958" calcext:value-type="float">
            <text:p>0.422213595499958</text:p>
          </table:table-cell>
          <table:table-cell table:formula="of:=(1/[.A80])+(1-0.577)+[.B80]" office:value-type="float" office:value="0.857713595499958" calcext:value-type="float">
            <text:p>0.857713595499958</text:p>
          </table:table-cell>
          <table:table-cell/>
          <table:table-cell table:formula="of:=(1-0.57721)*[.A80] + SQRT([.A80])+2" office:value-type="float" office:value="44.7674719099992" calcext:value-type="float">
            <text:p>44.7674719099992</text:p>
          </table:table-cell>
          <table:table-cell table:formula="of:=[.E80]/[.A80]" office:value-type="float" office:value="0.55959339887499" calcext:value-type="float">
            <text:p>0.5595933988749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(4*SQRT([.A81])-2)/[.A81]" office:value-type="float" office:value="0.419753086419753" calcext:value-type="float">
            <text:p>0.419753086419753</text:p>
          </table:table-cell>
          <table:table-cell table:formula="of:=(1/[.A81])+(1-0.577)+[.B81]" office:value-type="float" office:value="0.855098765432099" calcext:value-type="float">
            <text:p>0.855098765432099</text:p>
          </table:table-cell>
          <table:table-cell/>
          <table:table-cell table:formula="of:=(1-0.57721)*[.A81] + SQRT([.A81])+2" office:value-type="float" office:value="45.24599" calcext:value-type="float">
            <text:p>45.24599</text:p>
          </table:table-cell>
          <table:table-cell table:formula="of:=[.E81]/[.A81]" office:value-type="float" office:value="0.558592469135802" calcext:value-type="float">
            <text:p>0.55859246913580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(4*SQRT([.A82])-2)/[.A82]" office:value-type="float" office:value="0.417335860396947" calcext:value-type="float">
            <text:p>0.417335860396947</text:p>
          </table:table-cell>
          <table:table-cell table:formula="of:=(1/[.A82])+(1-0.577)+[.B82]" office:value-type="float" office:value="0.852530982348167" calcext:value-type="float">
            <text:p>0.852530982348167</text:p>
          </table:table-cell>
          <table:table-cell/>
          <table:table-cell table:formula="of:=(1-0.57721)*[.A82] + SQRT([.A82])+2" office:value-type="float" office:value="45.7241651381374" calcext:value-type="float">
            <text:p>45.7241651381374</text:p>
          </table:table-cell>
          <table:table-cell table:formula="of:=[.E82]/[.A82]" office:value-type="float" office:value="0.557611769977286" calcext:value-type="float">
            <text:p>0.55761176997728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(4*SQRT([.A83])-2)/[.A83]" office:value-type="float" office:value="0.414960654416593" calcext:value-type="float">
            <text:p>0.414960654416593</text:p>
          </table:table-cell>
          <table:table-cell table:formula="of:=(1/[.A83])+(1-0.577)+[.B83]" office:value-type="float" office:value="0.850008847187677" calcext:value-type="float">
            <text:p>0.850008847187677</text:p>
          </table:table-cell>
          <table:table-cell/>
          <table:table-cell table:formula="of:=(1-0.57721)*[.A83] + SQRT([.A83])+2" office:value-type="float" office:value="46.2020035791443" calcext:value-type="float">
            <text:p>46.2020035791443</text:p>
          </table:table-cell>
          <table:table-cell table:formula="of:=[.E83]/[.A83]" office:value-type="float" office:value="0.556650645531859" calcext:value-type="float">
            <text:p>0.55665064553185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(4*SQRT([.A84])-2)/[.A84]" office:value-type="float" office:value="0.412626256662461" calcext:value-type="float">
            <text:p>0.412626256662461</text:p>
          </table:table-cell>
          <table:table-cell table:formula="of:=(1/[.A84])+(1-0.577)+[.B84]" office:value-type="float" office:value="0.847531018567223" calcext:value-type="float">
            <text:p>0.847531018567223</text:p>
          </table:table-cell>
          <table:table-cell/>
          <table:table-cell table:formula="of:=(1-0.57721)*[.A84] + SQRT([.A84])+2" office:value-type="float" office:value="46.6795113899117" calcext:value-type="float">
            <text:p>46.6795113899117</text:p>
          </table:table-cell>
          <table:table-cell table:formula="of:=[.E84]/[.A84]" office:value-type="float" office:value="0.55570846892752" calcext:value-type="float">
            <text:p>0.5557084689275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(4*SQRT([.A85])-2)/[.A85]" office:value-type="float" office:value="0.410331503872606" calcext:value-type="float">
            <text:p>0.410331503872606</text:p>
          </table:table-cell>
          <table:table-cell table:formula="of:=(1/[.A85])+(1-0.577)+[.B85]" office:value-type="float" office:value="0.845096209754959" calcext:value-type="float">
            <text:p>0.845096209754959</text:p>
          </table:table-cell>
          <table:table-cell/>
          <table:table-cell table:formula="of:=(1-0.57721)*[.A85] + SQRT([.A85])+2" office:value-type="float" office:value="47.1566944572929" calcext:value-type="float">
            <text:p>47.1566944572929</text:p>
          </table:table-cell>
          <table:table-cell table:formula="of:=[.E85]/[.A85]" office:value-type="float" office:value="0.554784640674034" calcext:value-type="float">
            <text:p>0.55478464067403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(4*SQRT([.A86])-2)/[.A86]" office:value-type="float" office:value="0.408075278860265" calcext:value-type="float">
            <text:p>0.408075278860265</text:p>
          </table:table-cell>
          <table:table-cell table:formula="of:=(1/[.A86])+(1-0.577)+[.B86]" office:value-type="float" office:value="0.842703185837009" calcext:value-type="float">
            <text:p>0.842703185837009</text:p>
          </table:table-cell>
          <table:table-cell/>
          <table:table-cell table:formula="of:=(1-0.57721)*[.A86] + SQRT([.A86])+2" office:value-type="float" office:value="47.6335584954957" calcext:value-type="float">
            <text:p>47.6335584954957</text:p>
          </table:table-cell>
          <table:table-cell table:formula="of:=[.E86]/[.A86]" office:value-type="float" office:value="0.553878587156927" calcext:value-type="float">
            <text:p>0.55387858715692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(4*SQRT([.A87])-2)/[.A87]" office:value-type="float" office:value="0.405856508187992" calcext:value-type="float">
            <text:p>0.405856508187992</text:p>
          </table:table-cell>
          <table:table-cell table:formula="of:=(1/[.A87])+(1-0.577)+[.B87]" office:value-type="float" office:value="0.840350761061555" calcext:value-type="float">
            <text:p>0.840350761061555</text:p>
          </table:table-cell>
          <table:table-cell/>
          <table:table-cell table:formula="of:=(1-0.57721)*[.A87] + SQRT([.A87])+2" office:value-type="float" office:value="48.1101090530888" calcext:value-type="float">
            <text:p>48.1101090530888</text:p>
          </table:table-cell>
          <table:table-cell table:formula="of:=[.E87]/[.A87]" office:value-type="float" office:value="0.552989759230906" calcext:value-type="float">
            <text:p>0.55298975923090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(4*SQRT([.A88])-2)/[.A88]" office:value-type="float" office:value="0.403674159983948" calcext:value-type="float">
            <text:p>0.403674159983948</text:p>
          </table:table-cell>
          <table:table-cell table:formula="of:=(1/[.A88])+(1-0.577)+[.B88]" office:value-type="float" office:value="0.838037796347585" calcext:value-type="float">
            <text:p>0.838037796347585</text:p>
          </table:table-cell>
          <table:table-cell/>
          <table:table-cell table:formula="of:=(1-0.57721)*[.A88] + SQRT([.A88])+2" office:value-type="float" office:value="48.5863515196469" calcext:value-type="float">
            <text:p>48.5863515196469</text:p>
          </table:table-cell>
          <table:table-cell table:formula="of:=[.E88]/[.A88]" office:value-type="float" office:value="0.552117630905078" calcext:value-type="float">
            <text:p>0.55211763090507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(4*SQRT([.A89])-2)/[.A89]" office:value-type="float" office:value="0.401527241890184" calcext:value-type="float">
            <text:p>0.401527241890184</text:p>
          </table:table-cell>
          <table:table-cell table:formula="of:=(1/[.A89])+(1-0.577)+[.B89]" office:value-type="float" office:value="0.835763196946364" calcext:value-type="float">
            <text:p>0.835763196946364</text:p>
          </table:table-cell>
          <table:table-cell/>
          <table:table-cell table:formula="of:=(1-0.57721)*[.A89] + SQRT([.A89])+2" office:value-type="float" office:value="49.0622911320566" calcext:value-type="float">
            <text:p>49.0622911320566</text:p>
          </table:table-cell>
          <table:table-cell table:formula="of:=[.E89]/[.A89]" office:value-type="float" office:value="0.551261698112995" calcext:value-type="float">
            <text:p>0.55126169811299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(4*SQRT([.A90])-2)/[.A90]" office:value-type="float" office:value="0.399414799133562" calcext:value-type="float">
            <text:p>0.399414799133562</text:p>
          </table:table-cell>
          <table:table-cell table:formula="of:=(1/[.A90])+(1-0.577)+[.B90]" office:value-type="float" office:value="0.833525910244673" calcext:value-type="float">
            <text:p>0.833525910244673</text:p>
          </table:table-cell>
          <table:table-cell/>
          <table:table-cell table:formula="of:=(1-0.57721)*[.A90] + SQRT([.A90])+2" office:value-type="float" office:value="49.5379329805051" calcext:value-type="float">
            <text:p>49.5379329805051</text:p>
          </table:table-cell>
          <table:table-cell table:formula="of:=[.E90]/[.A90]" office:value-type="float" office:value="0.550421477561168" calcext:value-type="float">
            <text:p>0.55042147756116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(4*SQRT([.A91])-2)/[.A91]" office:value-type="float" office:value="0.397335912710745" calcext:value-type="float">
            <text:p>0.397335912710745</text:p>
          </table:table-cell>
          <table:table-cell table:formula="of:=(1/[.A91])+(1-0.577)+[.B91]" office:value-type="float" office:value="0.831324923699756" calcext:value-type="float">
            <text:p>0.831324923699756</text:p>
          </table:table-cell>
          <table:table-cell/>
          <table:table-cell table:formula="of:=(1-0.57721)*[.A91] + SQRT([.A91])+2" office:value-type="float" office:value="50.0132820141695" calcext:value-type="float">
            <text:p>50.0132820141695</text:p>
          </table:table-cell>
          <table:table-cell table:formula="of:=[.E91]/[.A91]" office:value-type="float" office:value="0.549596505650214" calcext:value-type="float">
            <text:p>0.54959650565021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(4*SQRT([.A92])-2)/[.A92]" office:value-type="float" office:value="0.395289697679367" calcext:value-type="float">
            <text:p>0.395289697679367</text:p>
          </table:table-cell>
          <table:table-cell table:formula="of:=(1/[.A92])+(1-0.577)+[.B92]" office:value-type="float" office:value="0.829159262896758" calcext:value-type="float">
            <text:p>0.829159262896758</text:p>
          </table:table-cell>
          <table:table-cell/>
          <table:table-cell table:formula="of:=(1-0.57721)*[.A92] + SQRT([.A92])+2" office:value-type="float" office:value="50.4883430466254" calcext:value-type="float">
            <text:p>50.4883430466254</text:p>
          </table:table-cell>
          <table:table-cell table:formula="of:=[.E92]/[.A92]" office:value-type="float" office:value="0.54878633746332" calcext:value-type="float">
            <text:p>0.5487863374633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(4*SQRT([.A93])-2)/[.A93]" office:value-type="float" office:value="0.393275301548084" calcext:value-type="float">
            <text:p>0.393275301548084</text:p>
          </table:table-cell>
          <table:table-cell table:formula="of:=(1/[.A93])+(1-0.577)+[.B93]" office:value-type="float" office:value="0.827027989720127" calcext:value-type="float">
            <text:p>0.827027989720127</text:p>
          </table:table-cell>
          <table:table-cell/>
          <table:table-cell table:formula="of:=(1-0.57721)*[.A93] + SQRT([.A93])+2" office:value-type="float" office:value="50.963120760993" calcext:value-type="float">
            <text:p>50.963120760993</text:p>
          </table:table-cell>
          <table:table-cell table:formula="of:=[.E93]/[.A93]" office:value-type="float" office:value="0.547990545817129" calcext:value-type="float">
            <text:p>0.54799054581712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(4*SQRT([.A94])-2)/[.A94]" office:value-type="float" office:value="0.391291902758836" calcext:value-type="float">
            <text:p>0.391291902758836</text:p>
          </table:table-cell>
          <table:table-cell table:formula="of:=(1/[.A94])+(1-0.577)+[.B94]" office:value-type="float" office:value="0.824930200631177" calcext:value-type="float">
            <text:p>0.824930200631177</text:p>
          </table:table-cell>
          <table:table-cell/>
          <table:table-cell table:formula="of:=(1-0.57721)*[.A94] + SQRT([.A94])+2" office:value-type="float" office:value="51.4376197148327" calcext:value-type="float">
            <text:p>51.4376197148327</text:p>
          </table:table-cell>
          <table:table-cell table:formula="of:=[.E94]/[.A94]" office:value-type="float" office:value="0.54720872037056" calcext:value-type="float">
            <text:p>0.5472087203705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(4*SQRT([.A95])-2)/[.A95]" office:value-type="float" office:value="0.389338709255114" calcext:value-type="float">
            <text:p>0.389338709255114</text:p>
          </table:table-cell>
          <table:table-cell table:formula="of:=(1/[.A95])+(1-0.577)+[.B95]" office:value-type="float" office:value="0.822865025044588" calcext:value-type="float">
            <text:p>0.822865025044588</text:p>
          </table:table-cell>
          <table:table-cell/>
          <table:table-cell table:formula="of:=(1-0.57721)*[.A95] + SQRT([.A95])+2" office:value-type="float" office:value="51.911844344809" calcext:value-type="float">
            <text:p>51.911844344809</text:p>
          </table:table-cell>
          <table:table-cell table:formula="of:=[.E95]/[.A95]" office:value-type="float" office:value="0.546440466787463" calcext:value-type="float">
            <text:p>0.54644046678746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(4*SQRT([.A96])-2)/[.A96]" office:value-type="float" office:value="0.38741495713053" calcext:value-type="float">
            <text:p>0.38741495713053</text:p>
          </table:table-cell>
          <table:table-cell table:formula="of:=(1/[.A96])+(1-0.577)+[.B96]" office:value-type="float" office:value="0.820831623797196" calcext:value-type="float">
            <text:p>0.820831623797196</text:p>
          </table:table-cell>
          <table:table-cell/>
          <table:table-cell table:formula="of:=(1-0.57721)*[.A96] + SQRT([.A96])+2" office:value-type="float" office:value="52.3857989711327" calcext:value-type="float">
            <text:p>52.3857989711327</text:p>
          </table:table-cell>
          <table:table-cell table:formula="of:=[.E96]/[.A96]" office:value-type="float" office:value="0.545685405949299" calcext:value-type="float">
            <text:p>0.54568540594929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(4*SQRT([.A97])-2)/[.A97]" office:value-type="float" office:value="0.385519909352417" calcext:value-type="float">
            <text:p>0.385519909352417</text:p>
          </table:table-cell>
          <table:table-cell table:formula="of:=(1/[.A97])+(1-0.577)+[.B97]" office:value-type="float" office:value="0.818829187702932" calcext:value-type="float">
            <text:p>0.818829187702932</text:p>
          </table:table-cell>
          <table:table-cell/>
          <table:table-cell table:formula="of:=(1-0.57721)*[.A97] + SQRT([.A97])+2" office:value-type="float" office:value="52.8594878017961" calcext:value-type="float">
            <text:p>52.8594878017961</text:p>
          </table:table-cell>
          <table:table-cell table:formula="of:=[.E97]/[.A97]" office:value-type="float" office:value="0.544943173214393" calcext:value-type="float">
            <text:p>0.54494317321439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(4*SQRT([.A98])-2)/[.A98]" office:value-type="float" office:value="0.383652854555578" calcext:value-type="float">
            <text:p>0.383652854555578</text:p>
          </table:table-cell>
          <table:table-cell table:formula="of:=(1/[.A98])+(1-0.577)+[.B98]" office:value-type="float" office:value="0.816856936188231" calcext:value-type="float">
            <text:p>0.816856936188231</text:p>
          </table:table-cell>
          <table:table-cell/>
          <table:table-cell table:formula="of:=(1-0.57721)*[.A98] + SQRT([.A98])+2" office:value-type="float" office:value="53.3329149366117" calcext:value-type="float">
            <text:p>53.3329149366117</text:p>
          </table:table-cell>
          <table:table-cell table:formula="of:=[.E98]/[.A98]" office:value-type="float" office:value="0.544213417720527" calcext:value-type="float">
            <text:p>0.54421341772052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(4*SQRT([.A99])-2)/[.A99]" office:value-type="float" office:value="0.381813105901665" calcext:value-type="float">
            <text:p>0.381813105901665</text:p>
          </table:table-cell>
          <table:table-cell table:formula="of:=(1/[.A99])+(1-0.577)+[.B99]" office:value-type="float" office:value="0.814914116002675" calcext:value-type="float">
            <text:p>0.814914116002675</text:p>
          </table:table-cell>
          <table:table-cell/>
          <table:table-cell table:formula="of:=(1-0.57721)*[.A99] + SQRT([.A99])+2" office:value-type="float" office:value="53.8060843710662" calcext:value-type="float">
            <text:p>53.8060843710662</text:p>
          </table:table-cell>
          <table:table-cell table:formula="of:=[.E99]/[.A99]" office:value-type="float" office:value="0.543495801727941" calcext:value-type="float">
            <text:p>0.54349580172794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(4*SQRT([.A100])-2)/[.A100]" office:value-type="float" office:value="0.38" calcext:value-type="float">
            <text:p>0.38</text:p>
          </table:table-cell>
          <table:table-cell table:formula="of:=(1/[.A100])+(1-0.577)+[.B100]" office:value-type="float" office:value="0.813" calcext:value-type="float">
            <text:p>0.813</text:p>
          </table:table-cell>
          <table:table-cell/>
          <table:table-cell table:formula="of:=(1-0.57721)*[.A100] + SQRT([.A100])+2" office:value-type="float" office:value="54.279" calcext:value-type="float">
            <text:p>54.279</text:p>
          </table:table-cell>
          <table:table-cell table:formula="of:=[.E100]/[.A100]" office:value-type="float" office:value="0.54279" calcext:value-type="float">
            <text:p>0.54279</text:p>
          </table:table-cell>
        </table:table-row>
      </table:table>
      <table:table table:name="Sheet2" table:style-name="ta1">
        <table:table-column table:style-name="co1" table:number-columns-repeated="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formula="of:=(1-0.57722)*[.A1] - (2*[.A1]/(SQRT([.A1])-1)) + 1 - SQRT([.A1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(1-0.57722)*[.A2] - (2*[.A2]/(SQRT([.A2])-1)) + 1 - SQRT([.A2])" office:value-type="float" office:value="-9.22550781186547" calcext:value-type="float">
            <text:p>-9.22550781186547</text:p>
          </table:table-cell>
          <table:table-cell table:formula="of:=[.B2]/[.A2]" office:value-type="float" office:value="-4.61275390593274" calcext:value-type="float">
            <text:p>-4.6127539059327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(1-0.57722)*[.A3] - (2*[.A3]/(SQRT([.A3])-1)) + 1 - SQRT([.A3])" office:value-type="float" office:value="-7.65986323027551" calcext:value-type="float">
            <text:p>-7.65986323027551</text:p>
          </table:table-cell>
          <table:table-cell table:formula="of:=[.B3]/[.A3]" office:value-type="float" office:value="-2.55328774342517" calcext:value-type="float">
            <text:p>-2.5532877434251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(1-0.57722)*[.A4] - (2*[.A4]/(SQRT([.A4])-1)) + 1 - SQRT([.A4])" office:value-type="float" office:value="-7.30888" calcext:value-type="float">
            <text:p>-7.30888</text:p>
          </table:table-cell>
          <table:table-cell table:formula="of:=[.B4]/[.A4]" office:value-type="float" office:value="-1.82722" calcext:value-type="float">
            <text:p>-1.827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(1-0.57722)*[.A5] - (2*[.A5]/(SQRT([.A5])-1)) + 1 - SQRT([.A5])" office:value-type="float" office:value="-7.21233792124926" calcext:value-type="float">
            <text:p>-7.21233792124926</text:p>
          </table:table-cell>
          <table:table-cell table:formula="of:=[.B5]/[.A5]" office:value-type="float" office:value="-1.44246758424985" calcext:value-type="float">
            <text:p>-1.4424675842498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(1-0.57722)*[.A6] - (2*[.A6]/(SQRT([.A6])-1)) + 1 - SQRT([.A6])" office:value-type="float" office:value="-7.19158512546281" calcext:value-type="float">
            <text:p>-7.19158512546281</text:p>
          </table:table-cell>
          <table:table-cell table:formula="of:=[.B6]/[.A6]" office:value-type="float" office:value="-1.19859752091047" calcext:value-type="float">
            <text:p>-1.1985975209104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(1-0.57722)*[.A7] - (2*[.A7]/(SQRT([.A7])-1)) + 1 - SQRT([.A7])" office:value-type="float" office:value="-7.1930443702153" calcext:value-type="float">
            <text:p>-7.1930443702153</text:p>
          </table:table-cell>
          <table:table-cell table:formula="of:=[.B7]/[.A7]" office:value-type="float" office:value="-1.02757776717361" calcext:value-type="float">
            <text:p>-1.0275777671736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(1-0.57722)*[.A8] - (2*[.A8]/(SQRT([.A8])-1)) + 1 - SQRT([.A8])" office:value-type="float" office:value="-7.19687769559462" calcext:value-type="float">
            <text:p>-7.19687769559462</text:p>
          </table:table-cell>
          <table:table-cell table:formula="of:=[.B8]/[.A8]" office:value-type="float" office:value="-0.899609711949328" calcext:value-type="float">
            <text:p>-0.89960971194932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(1-0.57722)*[.A9] - (2*[.A9]/(SQRT([.A9])-1)) + 1 - SQRT([.A9])" office:value-type="float" office:value="-7.19498" calcext:value-type="float">
            <text:p>-7.19498</text:p>
          </table:table-cell>
          <table:table-cell table:formula="of:=[.B9]/[.A9]" office:value-type="float" office:value="-0.799442222222222" calcext:value-type="float">
            <text:p>-0.79944222222222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(1-0.57722)*[.A10] - (2*[.A10]/(SQRT([.A10])-1)) + 1 - SQRT([.A10])" office:value-type="float" office:value="-7.18398357165367" calcext:value-type="float">
            <text:p>-7.18398357165367</text:p>
          </table:table-cell>
          <table:table-cell table:formula="of:=[.B10]/[.A10]" office:value-type="float" office:value="-0.718398357165367" calcext:value-type="float">
            <text:p>-0.71839835716536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(1-0.57722)*[.A11] - (2*[.A11]/(SQRT([.A11])-1)) + 1 - SQRT([.A11])" office:value-type="float" office:value="-7.16261932913728" calcext:value-type="float">
            <text:p>-7.16261932913728</text:p>
          </table:table-cell>
          <table:table-cell table:formula="of:=[.B11]/[.A11]" office:value-type="float" office:value="-0.651147211739753" calcext:value-type="float">
            <text:p>-0.65114721173975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(1-0.57722)*[.A12] - (2*[.A12]/(SQRT([.A12])-1)) + 1 - SQRT([.A12])" office:value-type="float" office:value="-7.13059968452922" calcext:value-type="float">
            <text:p>-7.13059968452922</text:p>
          </table:table-cell>
          <table:table-cell table:formula="of:=[.B12]/[.A12]" office:value-type="float" office:value="-0.594216640377435" calcext:value-type="float">
            <text:p>-0.59421664037743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(1-0.57722)*[.A13] - (2*[.A13]/(SQRT([.A13])-1)) + 1 - SQRT([.A13])" office:value-type="float" office:value="-7.08810570563597" calcext:value-type="float">
            <text:p>-7.08810570563597</text:p>
          </table:table-cell>
          <table:table-cell table:formula="of:=[.B13]/[.A13]" office:value-type="float" office:value="-0.545238900433536" calcext:value-type="float">
            <text:p>-0.54523890043353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(1-0.57722)*[.A14] - (2*[.A14]/(SQRT([.A14])-1)) + 1 - SQRT([.A14])" office:value-type="float" office:value="-7.0355379121332" calcext:value-type="float">
            <text:p>-7.0355379121332</text:p>
          </table:table-cell>
          <table:table-cell table:formula="of:=[.B14]/[.A14]" office:value-type="float" office:value="-0.502538422295229" calcext:value-type="float">
            <text:p>-0.50253842229522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(1-0.57722)*[.A15] - (2*[.A15]/(SQRT([.A15])-1)) + 1 - SQRT([.A15])" office:value-type="float" office:value="-6.97339051665188" calcext:value-type="float">
            <text:p>-6.97339051665188</text:p>
          </table:table-cell>
          <table:table-cell table:formula="of:=[.B15]/[.A15]" office:value-type="float" office:value="-0.464892701110125" calcext:value-type="float">
            <text:p>-0.4648927011101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(1-0.57722)*[.A16] - (2*[.A16]/(SQRT([.A16])-1)) + 1 - SQRT([.A16])" office:value-type="float" office:value="-6.90218666666667" calcext:value-type="float">
            <text:p>-6.90218666666667</text:p>
          </table:table-cell>
          <table:table-cell table:formula="of:=[.B16]/[.A16]" office:value-type="float" office:value="-0.431386666666667" calcext:value-type="float">
            <text:p>-0.43138666666666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(1-0.57722)*[.A17] - (2*[.A17]/(SQRT([.A17])-1)) + 1 - SQRT([.A17])" office:value-type="float" office:value="-6.82244508005519" calcext:value-type="float">
            <text:p>-6.82244508005519</text:p>
          </table:table-cell>
          <table:table-cell table:formula="of:=[.B17]/[.A17]" office:value-type="float" office:value="-0.401320298826776" calcext:value-type="float">
            <text:p>-0.40132029882677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(1-0.57722)*[.A18] - (2*[.A18]/(SQRT([.A18])-1)) + 1 - SQRT([.A18])" office:value-type="float" office:value="-6.73466331866601" calcext:value-type="float">
            <text:p>-6.73466331866601</text:p>
          </table:table-cell>
          <table:table-cell table:formula="of:=[.B18]/[.A18]" office:value-type="float" office:value="-0.374147962148112" calcext:value-type="float">
            <text:p>-0.37414796214811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(1-0.57722)*[.A19] - (2*[.A19]/(SQRT([.A19])-1)) + 1 - SQRT([.A19])" office:value-type="float" office:value="-6.63931004657098" calcext:value-type="float">
            <text:p>-6.63931004657098</text:p>
          </table:table-cell>
          <table:table-cell table:formula="of:=[.B19]/[.A19]" office:value-type="float" office:value="-0.349437370872157" calcext:value-type="float">
            <text:p>-0.34943737087215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(1-0.57722)*[.A20] - (2*[.A20]/(SQRT([.A20])-1)) + 1 - SQRT([.A20])" office:value-type="float" office:value="-6.53682217605133" calcext:value-type="float">
            <text:p>-6.53682217605133</text:p>
          </table:table-cell>
          <table:table-cell table:formula="of:=[.B20]/[.A20]" office:value-type="float" office:value="-0.326841108802566" calcext:value-type="float">
            <text:p>-0.32684110880256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(1-0.57722)*[.A21] - (2*[.A21]/(SQRT([.A21])-1)) + 1 - SQRT([.A21])" office:value-type="float" office:value="-6.42760465436311" calcext:value-type="float">
            <text:p>-6.42760465436311</text:p>
          </table:table-cell>
          <table:table-cell table:formula="of:=[.B21]/[.A21]" office:value-type="float" office:value="-0.306076412112529" calcext:value-type="float">
            <text:p>-0.30607641211252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(1-0.57722)*[.A22] - (2*[.A22]/(SQRT([.A22])-1)) + 1 - SQRT([.A22])" office:value-type="float" office:value="-6.31203163754871" calcext:value-type="float">
            <text:p>-6.31203163754871</text:p>
          </table:table-cell>
          <table:table-cell table:formula="of:=[.B22]/[.A22]" office:value-type="float" office:value="-0.286910528979487" calcext:value-type="float">
            <text:p>-0.28691052897948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(1-0.57722)*[.A23] - (2*[.A23]/(SQRT([.A23])-1)) + 1 - SQRT([.A23])" office:value-type="float" office:value="-6.19044834478477" calcext:value-type="float">
            <text:p>-6.19044834478477</text:p>
          </table:table-cell>
          <table:table-cell table:formula="of:=[.B23]/[.A23]" office:value-type="float" office:value="-0.26914992803412" calcext:value-type="float">
            <text:p>-0.2691499280341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(1-0.57722)*[.A24] - (2*[.A24]/(SQRT([.A24])-1)) + 1 - SQRT([.A24])" office:value-type="float" office:value="-6.06317319457441" calcext:value-type="float">
            <text:p>-6.06317319457441</text:p>
          </table:table-cell>
          <table:table-cell table:formula="of:=[.B24]/[.A24]" office:value-type="float" office:value="-0.2526322164406" calcext:value-type="float">
            <text:p>-0.252632216440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(1-0.57722)*[.A25] - (2*[.A25]/(SQRT([.A25])-1)) + 1 - SQRT([.A25])" office:value-type="float" office:value="-5.9305" calcext:value-type="float">
            <text:p>-5.9305</text:p>
          </table:table-cell>
          <table:table-cell table:formula="of:=[.B25]/[.A25]" office:value-type="float" office:value="-0.23722" calcext:value-type="float">
            <text:p>-0.2372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(1-0.57722)*[.A26] - (2*[.A26]/(SQRT([.A26])-1)) + 1 - SQRT([.A26])" office:value-type="float" office:value="-5.79270010186578" calcext:value-type="float">
            <text:p>-5.79270010186578</text:p>
          </table:table-cell>
          <table:table-cell table:formula="of:=[.B26]/[.A26]" office:value-type="float" office:value="-0.222796157764068" calcext:value-type="float">
            <text:p>-0.22279615776406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(1-0.57722)*[.A27] - (2*[.A27]/(SQRT([.A27])-1)) + 1 - SQRT([.A27])" office:value-type="float" office:value="-5.65002437755887" calcext:value-type="float">
            <text:p>-5.65002437755887</text:p>
          </table:table-cell>
          <table:table-cell table:formula="of:=[.B27]/[.A27]" office:value-type="float" office:value="-0.20926016213181" calcext:value-type="float">
            <text:p>-0.2092601621318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(1-0.57722)*[.A28] - (2*[.A28]/(SQRT([.A28])-1)) + 1 - SQRT([.A28])" office:value-type="float" office:value="-5.50270509765637" calcext:value-type="float">
            <text:p>-5.50270509765637</text:p>
          </table:table-cell>
          <table:table-cell table:formula="of:=[.B28]/[.A28]" office:value-type="float" office:value="-0.196525182059156" calcext:value-type="float">
            <text:p>-0.19652518205915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(1-0.57722)*[.A29] - (2*[.A29]/(SQRT([.A29])-1)) + 1 - SQRT([.A29])" office:value-type="float" office:value="-5.35095762191312" calcext:value-type="float">
            <text:p>-5.35095762191312</text:p>
          </table:table-cell>
          <table:table-cell table:formula="of:=[.B29]/[.A29]" office:value-type="float" office:value="-0.18451578006597" calcext:value-type="float">
            <text:p>-0.1845157800659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(1-0.57722)*[.A30] - (2*[.A30]/(SQRT([.A30])-1)) + 1 - SQRT([.A30])" office:value-type="float" office:value="-5.19498193722751" calcext:value-type="float">
            <text:p>-5.19498193722751</text:p>
          </table:table-cell>
          <table:table-cell table:formula="of:=[.B30]/[.A30]" office:value-type="float" office:value="-0.17316606457425" calcext:value-type="float">
            <text:p>-0.1731660645742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(1-0.57722)*[.A31] - (2*[.A31]/(SQRT([.A31])-1)) + 1 - SQRT([.A31])" office:value-type="float" office:value="-5.03496404601207" calcext:value-type="float">
            <text:p>-5.03496404601207</text:p>
          </table:table-cell>
          <table:table-cell table:formula="of:=[.B31]/[.A31]" office:value-type="float" office:value="-0.162418195032647" calcext:value-type="float">
            <text:p>-0.16241819503264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(1-0.57722)*[.A32] - (2*[.A32]/(SQRT([.A32])-1)) + 1 - SQRT([.A32])" office:value-type="float" office:value="-4.87107721618633" calcext:value-type="float">
            <text:p>-4.87107721618633</text:p>
          </table:table-cell>
          <table:table-cell table:formula="of:=[.B32]/[.A32]" office:value-type="float" office:value="-0.152221163005823" calcext:value-type="float">
            <text:p>-0.15222116300582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(1-0.57722)*[.A33] - (2*[.A33]/(SQRT([.A33])-1)) + 1 - SQRT([.A33])" office:value-type="float" office:value="-4.70348310502272" calcext:value-type="float">
            <text:p>-4.70348310502272</text:p>
          </table:table-cell>
          <table:table-cell table:formula="of:=[.B33]/[.A33]" office:value-type="float" office:value="-0.142529791061294" calcext:value-type="float">
            <text:p>-0.14252979106129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(1-0.57722)*[.A34] - (2*[.A34]/(SQRT([.A34])-1)) + 1 - SQRT([.A34])" office:value-type="float" office:value="-4.53233276907198" calcext:value-type="float">
            <text:p>-4.53233276907198</text:p>
          </table:table-cell>
          <table:table-cell table:formula="of:=[.B34]/[.A34]" office:value-type="float" office:value="-0.133303904972705" calcext:value-type="float">
            <text:p>-0.13330390497270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(1-0.57722)*[.A35] - (2*[.A35]/(SQRT([.A35])-1)) + 1 - SQRT([.A35])" office:value-type="float" office:value="-4.35776757183412" calcext:value-type="float">
            <text:p>-4.35776757183412</text:p>
          </table:table-cell>
          <table:table-cell table:formula="of:=[.B35]/[.A35]" office:value-type="float" office:value="-0.124507644909546" calcext:value-type="float">
            <text:p>-0.12450764490954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(1-0.57722)*[.A36] - (2*[.A36]/(SQRT([.A36])-1)) + 1 - SQRT([.A36])" office:value-type="float" office:value="-4.17992" calcext:value-type="float">
            <text:p>-4.17992</text:p>
          </table:table-cell>
          <table:table-cell table:formula="of:=[.B36]/[.A36]" office:value-type="float" office:value="-0.116108888888889" calcext:value-type="float">
            <text:p>-0.11610888888888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(1-0.57722)*[.A37] - (2*[.A37]/(SQRT([.A37])-1)) + 1 - SQRT([.A37])" office:value-type="float" office:value="-3.99891439813345" calcext:value-type="float">
            <text:p>-3.99891439813345</text:p>
          </table:table-cell>
          <table:table-cell table:formula="of:=[.B37]/[.A37]" office:value-type="float" office:value="-0.10807876751712" calcext:value-type="float">
            <text:p>-0.1080787675171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(1-0.57722)*[.A38] - (2*[.A38]/(SQRT([.A38])-1)) + 1 - SQRT([.A38])" office:value-type="float" office:value="-3.81486763068904" calcext:value-type="float">
            <text:p>-3.81486763068904</text:p>
          </table:table-cell>
          <table:table-cell table:formula="of:=[.B38]/[.A38]" office:value-type="float" office:value="-0.100391253439185" calcext:value-type="float">
            <text:p>-0.10039125343918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(1-0.57722)*[.A39] - (2*[.A39]/(SQRT([.A39])-1)) + 1 - SQRT([.A39])" office:value-type="float" office:value="-3.62788967932143" calcext:value-type="float">
            <text:p>-3.62788967932143</text:p>
          </table:table-cell>
          <table:table-cell table:formula="of:=[.B39]/[.A39]" office:value-type="float" office:value="-0.093022812290293" calcext:value-type="float">
            <text:p>-0.09302281229029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(1-0.57722)*[.A40] - (2*[.A40]/(SQRT([.A40])-1)) + 1 - SQRT([.A40])" office:value-type="float" office:value="-3.43808418256601" calcext:value-type="float">
            <text:p>-3.43808418256601</text:p>
          </table:table-cell>
          <table:table-cell table:formula="of:=[.B40]/[.A40]" office:value-type="float" office:value="-0.0859521045641502" calcext:value-type="float">
            <text:p>-0.0859521045641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(1-0.57722)*[.A41] - (2*[.A41]/(SQRT([.A41])-1)) + 1 - SQRT([.A41])" office:value-type="float" office:value="-3.24554892417019" calcext:value-type="float">
            <text:p>-3.24554892417019</text:p>
          </table:table-cell>
          <table:table-cell table:formula="of:=[.B41]/[.A41]" office:value-type="float" office:value="-0.0791597298578096" calcext:value-type="float">
            <text:p>-0.0791597298578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(1-0.57722)*[.A42] - (2*[.A42]/(SQRT([.A42])-1)) + 1 - SQRT([.A42])" office:value-type="float" office:value="-3.05037627563372" calcext:value-type="float">
            <text:p>-3.05037627563372</text:p>
          </table:table-cell>
          <table:table-cell table:formula="of:=[.B42]/[.A42]" office:value-type="float" office:value="-0.0726280065627077" calcext:value-type="float">
            <text:p>-0.07262800656270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(1-0.57722)*[.A43] - (2*[.A43]/(SQRT([.A43])-1)) + 1 - SQRT([.A43])" office:value-type="float" office:value="-2.85265359787277" calcext:value-type="float">
            <text:p>-2.85265359787277</text:p>
          </table:table-cell>
          <table:table-cell table:formula="of:=[.B43]/[.A43]" office:value-type="float" office:value="-0.0663407813458783" calcext:value-type="float">
            <text:p>-0.06634078134587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(1-0.57722)*[.A44] - (2*[.A44]/(SQRT([.A44])-1)) + 1 - SQRT([.A44])" office:value-type="float" office:value="-2.65246360635151" calcext:value-type="float">
            <text:p>-2.65246360635151</text:p>
          </table:table-cell>
          <table:table-cell table:formula="of:=[.B44]/[.A44]" office:value-type="float" office:value="-0.0602832637807161" calcext:value-type="float">
            <text:p>-0.06028326378071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(1-0.57722)*[.A45] - (2*[.A45]/(SQRT([.A45])-1)) + 1 - SQRT([.A45])" office:value-type="float" office:value="-2.44988470352081" calcext:value-type="float">
            <text:p>-2.44988470352081</text:p>
          </table:table-cell>
          <table:table-cell table:formula="of:=[.B45]/[.A45]" office:value-type="float" office:value="-0.0544418823004624" calcext:value-type="float">
            <text:p>-0.05444188230046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(1-0.57722)*[.A46] - (2*[.A46]/(SQRT([.A46])-1)) + 1 - SQRT([.A46])" office:value-type="float" office:value="-2.24499128195915" calcext:value-type="float">
            <text:p>-2.24499128195915</text:p>
          </table:table-cell>
          <table:table-cell table:formula="of:=[.B46]/[.A46]" office:value-type="float" office:value="-0.0488041583034598" calcext:value-type="float">
            <text:p>-0.0488041583034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(1-0.57722)*[.A47] - (2*[.A47]/(SQRT([.A47])-1)) + 1 - SQRT([.A47])" office:value-type="float" office:value="-2.03785400122057" calcext:value-type="float">
            <text:p>-2.03785400122057</text:p>
          </table:table-cell>
          <table:table-cell table:formula="of:=[.B47]/[.A47]" office:value-type="float" office:value="-0.0433585957706505" calcext:value-type="float">
            <text:p>-0.04335859577065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(1-0.57722)*[.A48] - (2*[.A48]/(SQRT([.A48])-1)) + 1 - SQRT([.A48])" office:value-type="float" office:value="-1.82854004105102" calcext:value-type="float">
            <text:p>-1.82854004105102</text:p>
          </table:table-cell>
          <table:table-cell table:formula="of:=[.B48]/[.A48]" office:value-type="float" office:value="-0.038094584188563" calcext:value-type="float">
            <text:p>-0.03809458418856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(1-0.57722)*[.A49] - (2*[.A49]/(SQRT([.A49])-1)) + 1 - SQRT([.A49])" office:value-type="float" office:value="-1.61711333333334" calcext:value-type="float">
            <text:p>-1.61711333333334</text:p>
          </table:table-cell>
          <table:table-cell table:formula="of:=[.B49]/[.A49]" office:value-type="float" office:value="-0.0330023129251701" calcext:value-type="float">
            <text:p>-0.0330023129251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(1-0.57722)*[.A50] - (2*[.A50]/(SQRT([.A50])-1)) + 1 - SQRT([.A50])" office:value-type="float" office:value="-1.40363477485624" calcext:value-type="float">
            <text:p>-1.40363477485624</text:p>
          </table:table-cell>
          <table:table-cell table:formula="of:=[.B50]/[.A50]" office:value-type="float" office:value="-0.0280726954971249" calcext:value-type="float">
            <text:p>-0.02807269549712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(1-0.57722)*[.A51] - (2*[.A51]/(SQRT([.A51])-1)) + 1 - SQRT([.A51])" office:value-type="float" office:value="-1.18816242277027" calcext:value-type="float">
            <text:p>-1.18816242277027</text:p>
          </table:table-cell>
          <table:table-cell table:formula="of:=[.B51]/[.A51]" office:value-type="float" office:value="-0.0232973024072601" calcext:value-type="float">
            <text:p>-0.0232973024072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(1-0.57722)*[.A52] - (2*[.A52]/(SQRT([.A52])-1)) + 1 - SQRT([.A52])" office:value-type="float" office:value="-0.97075167438896" calcext:value-type="float">
            <text:p>-0.97075167438896</text:p>
          </table:table-cell>
          <table:table-cell table:formula="of:=[.B52]/[.A52]" office:value-type="float" office:value="-0.0186683014305569" calcext:value-type="float">
            <text:p>-0.01866830143055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(1-0.57722)*[.A53] - (2*[.A53]/(SQRT([.A53])-1)) + 1 - SQRT([.A53])" office:value-type="float" office:value="-0.751455432813885" calcext:value-type="float">
            <text:p>-0.751455432813885</text:p>
          </table:table-cell>
          <table:table-cell table:formula="of:=[.B53]/[.A53]" office:value-type="float" office:value="-0.0141784043927148" calcext:value-type="float">
            <text:p>-0.01417840439271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(1-0.57722)*[.A54] - (2*[.A54]/(SQRT([.A54])-1)) + 1 - SQRT([.A54])" office:value-type="float" office:value="-0.530324259703304" calcext:value-type="float">
            <text:p>-0.530324259703304</text:p>
          </table:table-cell>
          <table:table-cell table:formula="of:=[.B54]/[.A54]" office:value-type="float" office:value="-0.00982081962413527" calcext:value-type="float">
            <text:p>-0.00982081962413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(1-0.57722)*[.A55] - (2*[.A55]/(SQRT([.A55])-1)) + 1 - SQRT([.A55])" office:value-type="float" office:value="-0.307406516364608" calcext:value-type="float">
            <text:p>-0.307406516364608</text:p>
          </table:table-cell>
          <table:table-cell table:formula="of:=[.B55]/[.A55]" office:value-type="float" office:value="-0.00558920938844742" calcext:value-type="float">
            <text:p>-0.00558920938844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(1-0.57722)*[.A56] - (2*[.A56]/(SQRT([.A56])-1)) + 1 - SQRT([.A56])" office:value-type="float" office:value="-0.0827484942272116" calcext:value-type="float">
            <text:p>-0.082748494227212</text:p>
          </table:table-cell>
          <table:table-cell table:formula="of:=[.B56]/[.A56]" office:value-type="float" office:value="-0.00147765168262878" calcext:value-type="float">
            <text:p>-0.00147765168262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(1-0.57722)*[.A57] - (2*[.A57]/(SQRT([.A57])-1)) + 1 - SQRT([.A57])" office:value-type="float" office:value="0.14360546435665" calcext:value-type="float">
            <text:p>0.14360546435665</text:p>
          </table:table-cell>
          <table:table-cell table:formula="of:=[.B57]/[.A57]" office:value-type="float" office:value="0.00251939411152018" calcext:value-type="float">
            <text:p>0.0025193941115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(1-0.57722)*[.A58] - (2*[.A58]/(SQRT([.A58])-1)) + 1 - SQRT([.A58])" office:value-type="float" office:value="0.371612854132344" calcext:value-type="float">
            <text:p>0.371612854132344</text:p>
          </table:table-cell>
          <table:table-cell table:formula="of:=[.B58]/[.A58]" office:value-type="float" office:value="0.00640711817469559" calcext:value-type="float">
            <text:p>0.00640711817469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(1-0.57722)*[.A59] - (2*[.A59]/(SQRT([.A59])-1)) + 1 - SQRT([.A59])" office:value-type="float" office:value="0.601232903019391" calcext:value-type="float">
            <text:p>0.601232903019391</text:p>
          </table:table-cell>
          <table:table-cell table:formula="of:=[.B59]/[.A59]" office:value-type="float" office:value="0.0101903881867693" calcext:value-type="float">
            <text:p>0.01019038818676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(1-0.57722)*[.A60] - (2*[.A60]/(SQRT([.A60])-1)) + 1 - SQRT([.A60])" office:value-type="float" office:value="0.832426475554994" calcext:value-type="float">
            <text:p>0.832426475554994</text:p>
          </table:table-cell>
          <table:table-cell table:formula="of:=[.B60]/[.A60]" office:value-type="float" office:value="0.0138737745925832" calcext:value-type="float">
            <text:p>0.01387377459258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(1-0.57722)*[.A61] - (2*[.A61]/(SQRT([.A61])-1)) + 1 - SQRT([.A61])" office:value-type="float" office:value="1.06515598308314" calcext:value-type="float">
            <text:p>1.06515598308314</text:p>
          </table:table-cell>
          <table:table-cell table:formula="of:=[.B61]/[.A61]" office:value-type="float" office:value="0.0174615734931663" calcext:value-type="float">
            <text:p>0.01746157349316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(1-0.57722)*[.A62] - (2*[.A62]/(SQRT([.A62])-1)) + 1 - SQRT([.A62])" office:value-type="float" office:value="1.29938530012811" calcext:value-type="float">
            <text:p>1.29938530012811</text:p>
          </table:table-cell>
          <table:table-cell table:formula="of:=[.B62]/[.A62]" office:value-type="float" office:value="0.0209578274214211" calcext:value-type="float">
            <text:p>0.02095782742142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(1-0.57722)*[.A63] - (2*[.A63]/(SQRT([.A63])-1)) + 1 - SQRT([.A63])" office:value-type="float" office:value="1.53507968644469" calcext:value-type="float">
            <text:p>1.53507968644469</text:p>
          </table:table-cell>
          <table:table-cell table:formula="of:=[.B63]/[.A63]" office:value-type="float" office:value="0.0243663442292808" calcext:value-type="float">
            <text:p>0.02436634422928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(1-0.57722)*[.A64] - (2*[.A64]/(SQRT([.A64])-1)) + 1 - SQRT([.A64])" office:value-type="float" office:value="1.77220571428571" calcext:value-type="float">
            <text:p>1.77220571428571</text:p>
          </table:table-cell>
          <table:table-cell table:formula="of:=[.B64]/[.A64]" office:value-type="float" office:value="0.0276907142857142" calcext:value-type="float">
            <text:p>0.02769071428571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(1-0.57722)*[.A65] - (2*[.A65]/(SQRT([.A65])-1)) + 1 - SQRT([.A65])" office:value-type="float" office:value="2.01073120047002" calcext:value-type="float">
            <text:p>2.01073120047002</text:p>
          </table:table-cell>
          <table:table-cell table:formula="of:=[.B65]/[.A65]" office:value-type="float" office:value="0.0309343261610772" calcext:value-type="float">
            <text:p>0.03093432616107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(1-0.57722)*[.A66] - (2*[.A66]/(SQRT([.A66])-1)) + 1 - SQRT([.A66])" office:value-type="float" office:value="2.25062514287255" calcext:value-type="float">
            <text:p>2.25062514287255</text:p>
          </table:table-cell>
          <table:table-cell table:formula="of:=[.B66]/[.A66]" office:value-type="float" office:value="0.0341003809526143" calcext:value-type="float">
            <text:p>0.03410038095261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(1-0.57722)*[.A67] - (2*[.A67]/(SQRT([.A67])-1)) + 1 - SQRT([.A67])" office:value-type="float" office:value="2.49185766099257" calcext:value-type="float">
            <text:p>2.49185766099257</text:p>
          </table:table-cell>
          <table:table-cell table:formula="of:=[.B67]/[.A67]" office:value-type="float" office:value="0.0371919053879488" calcext:value-type="float">
            <text:p>0.03719190538794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(1-0.57722)*[.A68] - (2*[.A68]/(SQRT([.A68])-1)) + 1 - SQRT([.A68])" office:value-type="float" office:value="2.73439994028701" calcext:value-type="float">
            <text:p>2.73439994028701</text:p>
          </table:table-cell>
          <table:table-cell table:formula="of:=[.B68]/[.A68]" office:value-type="float" office:value="0.0402117638277501" calcext:value-type="float">
            <text:p>0.0402117638277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(1-0.57722)*[.A69] - (2*[.A69]/(SQRT([.A69])-1)) + 1 - SQRT([.A69])" office:value-type="float" office:value="2.97822417998348" calcext:value-type="float">
            <text:p>2.97822417998348</text:p>
          </table:table-cell>
          <table:table-cell table:formula="of:=[.B69]/[.A69]" office:value-type="float" office:value="0.0431626692751228" calcext:value-type="float">
            <text:p>0.04316266927512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(1-0.57722)*[.A70] - (2*[.A70]/(SQRT([.A70])-1)) + 1 - SQRT([.A70])" office:value-type="float" office:value="3.22330354411278" calcext:value-type="float">
            <text:p>3.22330354411278</text:p>
          </table:table-cell>
          <table:table-cell table:formula="of:=[.B70]/[.A70]" office:value-type="float" office:value="0.0460471934873254" calcext:value-type="float">
            <text:p>0.04604719348732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(1-0.57722)*[.A71] - (2*[.A71]/(SQRT([.A71])-1)) + 1 - SQRT([.A71])" office:value-type="float" office:value="3.46961211552302" calcext:value-type="float">
            <text:p>3.46961211552302</text:p>
          </table:table-cell>
          <table:table-cell table:formula="of:=[.B71]/[.A71]" office:value-type="float" office:value="0.0488677762749722" calcext:value-type="float">
            <text:p>0.04886777627497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(1-0.57722)*[.A72] - (2*[.A72]/(SQRT([.A72])-1)) + 1 - SQRT([.A72])" office:value-type="float" office:value="3.71712485265784" calcext:value-type="float">
            <text:p>3.71712485265784</text:p>
          </table:table-cell>
          <table:table-cell table:formula="of:=[.B72]/[.A72]" office:value-type="float" office:value="0.0516267340646923" calcext:value-type="float">
            <text:p>0.05162673406469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(1-0.57722)*[.A73] - (2*[.A73]/(SQRT([.A73])-1)) + 1 - SQRT([.A73])" office:value-type="float" office:value="3.96581754889969" calcext:value-type="float">
            <text:p>3.96581754889969</text:p>
          </table:table-cell>
          <table:table-cell table:formula="of:=[.B73]/[.A73]" office:value-type="float" office:value="0.0543262677931465" calcext:value-type="float">
            <text:p>0.05432626779314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(1-0.57722)*[.A74] - (2*[.A74]/(SQRT([.A74])-1)) + 1 - SQRT([.A74])" office:value-type="float" office:value="4.2156667942956" calcext:value-type="float">
            <text:p>4.2156667942956</text:p>
          </table:table-cell>
          <table:table-cell table:formula="of:=[.B74]/[.A74]" office:value-type="float" office:value="0.0569684701931838" calcext:value-type="float">
            <text:p>0.05696847019318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(1-0.57722)*[.A75] - (2*[.A75]/(SQRT([.A75])-1)) + 1 - SQRT([.A75])" office:value-type="float" office:value="4.46664993949807" calcext:value-type="float">
            <text:p>4.46664993949807</text:p>
          </table:table-cell>
          <table:table-cell table:formula="of:=[.B75]/[.A75]" office:value-type="float" office:value="0.0595553325266409" calcext:value-type="float">
            <text:p>0.05955533252664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(1-0.57722)*[.A76] - (2*[.A76]/(SQRT([.A76])-1)) + 1 - SQRT([.A76])" office:value-type="float" office:value="4.71874506176712" calcext:value-type="float">
            <text:p>4.71874506176712</text:p>
          </table:table-cell>
          <table:table-cell table:formula="of:=[.B76]/[.A76]" office:value-type="float" office:value="0.0620887508127253" calcext:value-type="float">
            <text:p>0.06208875081272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(1-0.57722)*[.A77] - (2*[.A77]/(SQRT([.A77])-1)) + 1 - SQRT([.A77])" office:value-type="float" office:value="4.97193093289225" calcext:value-type="float">
            <text:p>4.97193093289225</text:p>
          </table:table-cell>
          <table:table-cell table:formula="of:=[.B77]/[.A77]" office:value-type="float" office:value="0.0645705315960033" calcext:value-type="float">
            <text:p>0.06457053159600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(1-0.57722)*[.A78] - (2*[.A78]/(SQRT([.A78])-1)) + 1 - SQRT([.A78])" office:value-type="float" office:value="5.22618698890404" calcext:value-type="float">
            <text:p>5.22618698890404</text:p>
          </table:table-cell>
          <table:table-cell table:formula="of:=[.B78]/[.A78]" office:value-type="float" office:value="0.0670023972936416" calcext:value-type="float">
            <text:p>0.06700239729364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(1-0.57722)*[.A79] - (2*[.A79]/(SQRT([.A79])-1)) + 1 - SQRT([.A79])" office:value-type="float" office:value="5.48149330145539" calcext:value-type="float">
            <text:p>5.48149330145539</text:p>
          </table:table-cell>
          <table:table-cell table:formula="of:=[.B79]/[.A79]" office:value-type="float" office:value="0.0693859911576632" calcext:value-type="float">
            <text:p>0.06938599115766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(1-0.57722)*[.A80] - (2*[.A80]/(SQRT([.A80])-1)) + 1 - SQRT([.A80])" office:value-type="float" office:value="5.73783055076203" calcext:value-type="float">
            <text:p>5.73783055076203</text:p>
          </table:table-cell>
          <table:table-cell table:formula="of:=[.B80]/[.A80]" office:value-type="float" office:value="0.0717228818845254" calcext:value-type="float">
            <text:p>0.07172288188452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(1-0.57722)*[.A81] - (2*[.A81]/(SQRT([.A81])-1)) + 1 - SQRT([.A81])" office:value-type="float" office:value="5.99518" calcext:value-type="float">
            <text:p>5.99518</text:p>
          </table:table-cell>
          <table:table-cell table:formula="of:=[.B81]/[.A81]" office:value-type="float" office:value="0.0740145679012345" calcext:value-type="float">
            <text:p>0.07401456790123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(1-0.57722)*[.A82] - (2*[.A82]/(SQRT([.A82])-1)) + 1 - SQRT([.A82])" office:value-type="float" office:value="6.25352347106583" calcext:value-type="float">
            <text:p>6.25352347106583</text:p>
          </table:table-cell>
          <table:table-cell table:formula="of:=[.B82]/[.A82]" office:value-type="float" office:value="0.0762624813544614" calcext:value-type="float">
            <text:p>0.07626248135446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(1-0.57722)*[.A83] - (2*[.A83]/(SQRT([.A83])-1)) + 1 - SQRT([.A83])" office:value-type="float" office:value="6.51284332161236" calcext:value-type="float">
            <text:p>6.51284332161236</text:p>
          </table:table-cell>
          <table:table-cell table:formula="of:=[.B83]/[.A83]" office:value-type="float" office:value="0.078467991826655" calcext:value-type="float">
            <text:p>0.07846799182665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(1-0.57722)*[.A84] - (2*[.A84]/(SQRT([.A84])-1)) + 1 - SQRT([.A84])" office:value-type="float" office:value="6.77312242327913" calcext:value-type="float">
            <text:p>6.77312242327913</text:p>
          </table:table-cell>
          <table:table-cell table:formula="of:=[.B84]/[.A84]" office:value-type="float" office:value="0.080632409800942" calcext:value-type="float">
            <text:p>0.08063240980094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(1-0.57722)*[.A85] - (2*[.A85]/(SQRT([.A85])-1)) + 1 - SQRT([.A85])" office:value-type="float" office:value="7.03434414104293" calcext:value-type="float">
            <text:p>7.03434414104293</text:p>
          </table:table-cell>
          <table:table-cell table:formula="of:=[.B85]/[.A85]" office:value-type="float" office:value="0.0827569898946227" calcext:value-type="float">
            <text:p>0.08275698989462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(1-0.57722)*[.A86] - (2*[.A86]/(SQRT([.A86])-1)) + 1 - SQRT([.A86])" office:value-type="float" office:value="7.29649231361886" calcext:value-type="float">
            <text:p>7.29649231361886</text:p>
          </table:table-cell>
          <table:table-cell table:formula="of:=[.B86]/[.A86]" office:value-type="float" office:value="0.0848429338792891" calcext:value-type="float">
            <text:p>0.08484293387928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(1-0.57722)*[.A87] - (2*[.A87]/(SQRT([.A87])-1)) + 1 - SQRT([.A87])" office:value-type="float" office:value="7.55955123484776" calcext:value-type="float">
            <text:p>7.55955123484776</text:p>
          </table:table-cell>
          <table:table-cell table:formula="of:=[.B87]/[.A87]" office:value-type="float" office:value="0.0868913935039973" calcext:value-type="float">
            <text:p>0.08689139350399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(1-0.57722)*[.A88] - (2*[.A88]/(SQRT([.A88])-1)) + 1 - SQRT([.A88])" office:value-type="float" office:value="7.82350563601007" calcext:value-type="float">
            <text:p>7.82350563601007</text:p>
          </table:table-cell>
          <table:table-cell table:formula="of:=[.B88]/[.A88]" office:value-type="float" office:value="0.088903473136478" calcext:value-type="float">
            <text:p>0.08890347313647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(1-0.57722)*[.A89] - (2*[.A89]/(SQRT([.A89])-1)) + 1 - SQRT([.A89])" office:value-type="float" office:value="8.08834066901071" calcext:value-type="float">
            <text:p>8.08834066901071</text:p>
          </table:table-cell>
          <table:table-cell table:formula="of:=[.B89]/[.A89]" office:value-type="float" office:value="0.0908802322360754" calcext:value-type="float">
            <text:p>0.09088023223607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(1-0.57722)*[.A90] - (2*[.A90]/(SQRT([.A90])-1)) + 1 - SQRT([.A90])" office:value-type="float" office:value="8.35404189038334" calcext:value-type="float">
            <text:p>8.35404189038334</text:p>
          </table:table-cell>
          <table:table-cell table:formula="of:=[.B90]/[.A90]" office:value-type="float" office:value="0.092822687670926" calcext:value-type="float">
            <text:p>0.09282268767092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(1-0.57722)*[.A91] - (2*[.A91]/(SQRT([.A91])-1)) + 1 - SQRT([.A91])" office:value-type="float" office:value="8.62059524606564" calcext:value-type="float">
            <text:p>8.62059524606564</text:p>
          </table:table-cell>
          <table:table-cell table:formula="of:=[.B91]/[.A91]" office:value-type="float" office:value="0.0947318158908312" calcext:value-type="float">
            <text:p>0.09473181589083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(1-0.57722)*[.A92] - (2*[.A92]/(SQRT([.A92])-1)) + 1 - SQRT([.A92])" office:value-type="float" office:value="8.88798705690114" calcext:value-type="float">
            <text:p>8.88798705690114</text:p>
          </table:table-cell>
          <table:table-cell table:formula="of:=[.B92]/[.A92]" office:value-type="float" office:value="0.0966085549663167" calcext:value-type="float">
            <text:p>0.09660855496631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(1-0.57722)*[.A93] - (2*[.A93]/(SQRT([.A93])-1)) + 1 - SQRT([.A93])" office:value-type="float" office:value="9.15620400482563" calcext:value-type="float">
            <text:p>9.15620400482563</text:p>
          </table:table-cell>
          <table:table-cell table:formula="of:=[.B93]/[.A93]" office:value-type="float" office:value="0.0984538065035014" calcext:value-type="float">
            <text:p>0.09845380650350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(1-0.57722)*[.A94] - (2*[.A94]/(SQRT([.A94])-1)) + 1 - SQRT([.A94])" office:value-type="float" office:value="9.42523311969917" calcext:value-type="float">
            <text:p>9.42523311969917</text:p>
          </table:table-cell>
          <table:table-cell table:formula="of:=[.B94]/[.A94]" office:value-type="float" office:value="0.100268437443608" calcext:value-type="float">
            <text:p>0.10026843744360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(1-0.57722)*[.A95] - (2*[.A95]/(SQRT([.A95])-1)) + 1 - SQRT([.A95])" office:value-type="float" office:value="9.69506176674737" calcext:value-type="float">
            <text:p>9.69506176674737</text:p>
          </table:table-cell>
          <table:table-cell table:formula="of:=[.B95]/[.A95]" office:value-type="float" office:value="0.102053281755236" calcext:value-type="float">
            <text:p>0.10205328175523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(1-0.57722)*[.A96] - (2*[.A96]/(SQRT([.A96])-1)) + 1 - SQRT([.A96])" office:value-type="float" office:value="9.96567763457801" calcext:value-type="float">
            <text:p>9.96567763457801</text:p>
          </table:table-cell>
          <table:table-cell table:formula="of:=[.B96]/[.A96]" office:value-type="float" office:value="0.103809142026854" calcext:value-type="float">
            <text:p>0.10380914202685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(1-0.57722)*[.A97] - (2*[.A97]/(SQRT([.A97])-1)) + 1 - SQRT([.A97])" office:value-type="float" office:value="10.2370687237409" calcext:value-type="float">
            <text:p>10.2370687237409</text:p>
          </table:table-cell>
          <table:table-cell table:formula="of:=[.B97]/[.A97]" office:value-type="float" office:value="0.105536790966401" calcext:value-type="float">
            <text:p>0.10553679096640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(1-0.57722)*[.A98] - (2*[.A98]/(SQRT([.A98])-1)) + 1 - SQRT([.A98])" office:value-type="float" office:value="10.5092233358019" calcext:value-type="float">
            <text:p>10.5092233358019</text:p>
          </table:table-cell>
          <table:table-cell table:formula="of:=[.B98]/[.A98]" office:value-type="float" office:value="0.107236972814305" calcext:value-type="float">
            <text:p>0.10723697281430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(1-0.57722)*[.A99] - (2*[.A99]/(SQRT([.A99])-1)) + 1 - SQRT([.A99])" office:value-type="float" office:value="10.7821300629021" calcext:value-type="float">
            <text:p>10.7821300629021</text:p>
          </table:table-cell>
          <table:table-cell table:formula="of:=[.B99]/[.A99]" office:value-type="float" office:value="0.108910404675779" calcext:value-type="float">
            <text:p>0.10891040467577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(1-0.57722)*[.A100] - (2*[.A100]/(SQRT([.A100])-1)) + 1 - SQRT([.A100])" office:value-type="float" office:value="11.0557777777778" calcext:value-type="float">
            <text:p>11.0557777777778</text:p>
          </table:table-cell>
          <table:table-cell table:formula="of:=[.B100]/[.A100]" office:value-type="float" office:value="0.110557777777778" calcext:value-type="float">
            <text:p>0.11055777777777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450" calcext:value-type="float">
            <text:p>450</text:p>
          </table:table-cell>
          <table:table-cell table:formula="of:=(1-0.57722)*[.A102] - 5*SQRT([.A102]) -2*FLOOR(SQRT([.A102])) + 1" office:value-type="float" office:value="43.1849828220178" calcext:value-type="float">
            <text:p>43.1849828220178</text:p>
          </table:table-cell>
          <table:table-cell table:formula="of:=[.B102]/[.A102]" office:value-type="float" office:value="0.095966628493373" calcext:value-type="float">
            <text:p>0.095966628493373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(1-0.57722)*[.A106] - (2*[.A106]/(SQRT([.A106])-1)) + 1 - SQRT([.A106])" office:value-type="float" office:value="11.0557777777778" calcext:value-type="float">
            <text:p>11.0557777777778</text:p>
          </table:table-cell>
          <table:table-cell table:formula="of:=[.B106]/[.A106]" office:value-type="float" office:value="0.110557777777778" calcext:value-type="float">
            <text:p>0.11055777777777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formula="of:=(1-0.57722)*[.A108] - (2*[.A108]/(SQRT([.A108])-1)) + 1 - SQRT([.A108])" office:value-type="float" office:value="3926.7797979798" calcext:value-type="float">
            <text:p>3926.7797979798</text:p>
          </table:table-cell>
          <table:table-cell table:formula="of:=[.B108]/[.A108]" office:value-type="float" office:value="0.39267797979798" calcext:value-type="float">
            <text:p>0.39267797979798</text:p>
          </table:table-cell>
        </table:table-row>
      </table:table>
      <table:table table:name="Sheet3" table:style-name="ta1">
        <table:table-column table:style-name="co1" table:number-columns-repeated="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formula="of:=(1-0.57722)*[.A1] - 2*[.A1]*(PI()*PI()/6) + 1 - SQRT([.A1])" office:value-type="float" office:value="-2.86708813369645" calcext:value-type="float">
            <text:p>-2.8670881336964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(1-0.57722)*[.A2] - 2*[.A2]*(PI()*PI()/6) + 1 - SQRT([.A2])" office:value-type="float" office:value="-6.148389829766" calcext:value-type="float">
            <text:p>-6.148389829766</text:p>
          </table:table-cell>
          <table:table-cell table:formula="of:=[.B2]/[.A2]" office:value-type="float" office:value="-3.074194914883" calcext:value-type="float">
            <text:p>-3.07419491488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(1-0.57722)*[.A3] - 2*[.A3]*(PI()*PI()/6) + 1 - SQRT([.A3])" office:value-type="float" office:value="-9.33331520865823" calcext:value-type="float">
            <text:p>-9.33331520865823</text:p>
          </table:table-cell>
          <table:table-cell table:formula="of:=[.B3]/[.A3]" office:value-type="float" office:value="-3.11110506955274" calcext:value-type="float">
            <text:p>-3.1111050695527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(1-0.57722)*[.A4] - 2*[.A4]*(PI()*PI()/6) + 1 - SQRT([.A4])" office:value-type="float" office:value="-12.4683525347858" calcext:value-type="float">
            <text:p>-12.4683525347858</text:p>
          </table:table-cell>
          <table:table-cell table:formula="of:=[.B4]/[.A4]" office:value-type="float" office:value="-3.11708813369645" calcext:value-type="float">
            <text:p>-3.1170881336964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(1-0.57722)*[.A5] - 2*[.A5]*(PI()*PI()/6) + 1 - SQRT([.A5])" office:value-type="float" office:value="-15.5715086459821" calcext:value-type="float">
            <text:p>-15.5715086459821</text:p>
          </table:table-cell>
          <table:table-cell table:formula="of:=[.B5]/[.A5]" office:value-type="float" office:value="-3.11430172919641" calcext:value-type="float">
            <text:p>-3.1143017291964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(1-0.57722)*[.A6] - 2*[.A6]*(PI()*PI()/6) + 1 - SQRT([.A6])" office:value-type="float" office:value="-18.6520185449619" calcext:value-type="float">
            <text:p>-18.6520185449619</text:p>
          </table:table-cell>
          <table:table-cell table:formula="of:=[.B6]/[.A6]" office:value-type="float" office:value="-3.10866975749365" calcext:value-type="float">
            <text:p>-3.1086697574936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(1-0.57722)*[.A7] - 2*[.A7]*(PI()*PI()/6) + 1 - SQRT([.A7])" office:value-type="float" office:value="-21.7153682469398" calcext:value-type="float">
            <text:p>-21.7153682469398</text:p>
          </table:table-cell>
          <table:table-cell table:formula="of:=[.B7]/[.A7]" office:value-type="float" office:value="-3.10219546384854" calcext:value-type="float">
            <text:p>-3.1021954638485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(1-0.57722)*[.A8] - 2*[.A8]*(PI()*PI()/6) + 1 - SQRT([.A8])" office:value-type="float" office:value="-24.7651321943178" calcext:value-type="float">
            <text:p>-24.7651321943178</text:p>
          </table:table-cell>
          <table:table-cell table:formula="of:=[.B8]/[.A8]" office:value-type="float" office:value="-3.09564152428973" calcext:value-type="float">
            <text:p>-3.0956415242897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(1-0.57722)*[.A9] - 2*[.A9]*(PI()*PI()/6) + 1 - SQRT([.A9])" office:value-type="float" office:value="-27.8037932032681" calcext:value-type="float">
            <text:p>-27.8037932032681</text:p>
          </table:table-cell>
          <table:table-cell table:formula="of:=[.B9]/[.A9]" office:value-type="float" office:value="-3.08931035591868" calcext:value-type="float">
            <text:p>-3.0893103559186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(1-0.57722)*[.A10] - 2*[.A10]*(PI()*PI()/6) + 1 - SQRT([.A10])" office:value-type="float" office:value="-30.8331589971329" calcext:value-type="float">
            <text:p>-30.8331589971329</text:p>
          </table:table-cell>
          <table:table-cell table:formula="of:=[.B10]/[.A10]" office:value-type="float" office:value="-3.08331589971329" calcext:value-type="float">
            <text:p>-3.0833158997132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(1-0.57722)*[.A11] - 2*[.A11]*(PI()*PI()/6) + 1 - SQRT([.A11])" office:value-type="float" office:value="-33.8545942610164" calcext:value-type="float">
            <text:p>-33.8545942610164</text:p>
          </table:table-cell>
          <table:table-cell table:formula="of:=[.B11]/[.A11]" office:value-type="float" office:value="-3.07769038736513" calcext:value-type="float">
            <text:p>-3.0776903873651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(1-0.57722)*[.A12] - 2*[.A12]*(PI()*PI()/6) + 1 - SQRT([.A12])" office:value-type="float" office:value="-36.8691592194952" calcext:value-type="float">
            <text:p>-36.8691592194952</text:p>
          </table:table-cell>
          <table:table-cell table:formula="of:=[.B12]/[.A12]" office:value-type="float" office:value="-3.07242993495793" calcext:value-type="float">
            <text:p>-3.0724299349579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(1-0.57722)*[.A13] - 2*[.A13]*(PI()*PI()/6) + 1 - SQRT([.A13])" office:value-type="float" office:value="-39.8776970135179" calcext:value-type="float">
            <text:p>-39.8776970135179</text:p>
          </table:table-cell>
          <table:table-cell table:formula="of:=[.B13]/[.A13]" office:value-type="float" office:value="-3.06751515488599" calcext:value-type="float">
            <text:p>-3.0675151548859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(1-0.57722)*[.A14] - 2*[.A14]*(PI()*PI()/6) + 1 - SQRT([.A14])" office:value-type="float" office:value="-42.8808912585243" calcext:value-type="float">
            <text:p>-42.8808912585243</text:p>
          </table:table-cell>
          <table:table-cell table:formula="of:=[.B14]/[.A14]" office:value-type="float" office:value="-3.06292080418031" calcext:value-type="float">
            <text:p>-3.0629208041803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(1-0.57722)*[.A15] - 2*[.A15]*(PI()*PI()/6) + 1 - SQRT([.A15])" office:value-type="float" office:value="-45.8793053516542" calcext:value-type="float">
            <text:p>-45.8793053516542</text:p>
          </table:table-cell>
          <table:table-cell table:formula="of:=[.B15]/[.A15]" office:value-type="float" office:value="-3.05862035677695" calcext:value-type="float">
            <text:p>-3.0586203567769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(1-0.57722)*[.A16] - 2*[.A16]*(PI()*PI()/6) + 1 - SQRT([.A16])" office:value-type="float" office:value="-48.8734101391433" calcext:value-type="float">
            <text:p>-48.8734101391433</text:p>
          </table:table-cell>
          <table:table-cell table:formula="of:=[.B16]/[.A16]" office:value-type="float" office:value="-3.05458813369645" calcext:value-type="float">
            <text:p>-3.0545881336964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(1-0.57722)*[.A17] - 2*[.A17]*(PI()*PI()/6) + 1 - SQRT([.A17])" office:value-type="float" office:value="-51.8636038984574" calcext:value-type="float">
            <text:p>-51.8636038984574</text:p>
          </table:table-cell>
          <table:table-cell table:formula="of:=[.B17]/[.A17]" office:value-type="float" office:value="-3.05080022932102" calcext:value-type="float">
            <text:p>-3.0508002293210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(1-0.57722)*[.A18] - 2*[.A18]*(PI()*PI()/6) + 1 - SQRT([.A18])" office:value-type="float" office:value="-54.8502270936554" calcext:value-type="float">
            <text:p>-54.8502270936554</text:p>
          </table:table-cell>
          <table:table-cell table:formula="of:=[.B18]/[.A18]" office:value-type="float" office:value="-3.04723483853641" calcext:value-type="float">
            <text:p>-3.0472348385364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(1-0.57722)*[.A19] - 2*[.A19]*(PI()*PI()/6) + 1 - SQRT([.A19])" office:value-type="float" office:value="-57.8335734837733" calcext:value-type="float">
            <text:p>-57.8335734837733</text:p>
          </table:table-cell>
          <table:table-cell table:formula="of:=[.B19]/[.A19]" office:value-type="float" office:value="-3.04387228861965" calcext:value-type="float">
            <text:p>-3.0438722886196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(1-0.57722)*[.A20] - 2*[.A20]*(PI()*PI()/6) + 1 - SQRT([.A20])" office:value-type="float" office:value="-60.8138986289286" calcext:value-type="float">
            <text:p>-60.8138986289286</text:p>
          </table:table-cell>
          <table:table-cell table:formula="of:=[.B20]/[.A20]" office:value-type="float" office:value="-3.04069493144643" calcext:value-type="float">
            <text:p>-3.0406949314464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(1-0.57722)*[.A21] - 2*[.A21]*(PI()*PI()/6) + 1 - SQRT([.A21])" office:value-type="float" office:value="-63.7914265025813" calcext:value-type="float">
            <text:p>-63.7914265025813</text:p>
          </table:table-cell>
          <table:table-cell table:formula="of:=[.B21]/[.A21]" office:value-type="float" office:value="-3.0376869763134" calcext:value-type="float">
            <text:p>-3.037686976313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(1-0.57722)*[.A22] - 2*[.A22]*(PI()*PI()/6) + 1 - SQRT([.A22])" office:value-type="float" office:value="-66.7663547011454" calcext:value-type="float">
            <text:p>-66.7663547011454</text:p>
          </table:table-cell>
          <table:table-cell table:formula="of:=[.B22]/[.A22]" office:value-type="float" office:value="-3.03483430459752" calcext:value-type="float">
            <text:p>-3.0348343045975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(1-0.57722)*[.A23] - 2*[.A23]*(PI()*PI()/6) + 1 - SQRT([.A23])" office:value-type="float" office:value="-69.7388585983311" calcext:value-type="float">
            <text:p>-69.7388585983311</text:p>
          </table:table-cell>
          <table:table-cell table:formula="of:=[.B23]/[.A23]" office:value-type="float" office:value="-3.03212428688396" calcext:value-type="float">
            <text:p>-3.0321242868839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(1-0.57722)*[.A24] - 2*[.A24]*(PI()*PI()/6) + 1 - SQRT([.A24])" office:value-type="float" office:value="-72.7090946942812" calcext:value-type="float">
            <text:p>-72.7090946942812</text:p>
          </table:table-cell>
          <table:table-cell table:formula="of:=[.B24]/[.A24]" office:value-type="float" office:value="-3.02954561226172" calcext:value-type="float">
            <text:p>-3.0295456122617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(1-0.57722)*[.A25] - 2*[.A25]*(PI()*PI()/6) + 1 - SQRT([.A25])" office:value-type="float" office:value="-75.6772033424113" calcext:value-type="float">
            <text:p>-75.6772033424113</text:p>
          </table:table-cell>
          <table:table-cell table:formula="of:=[.B25]/[.A25]" office:value-type="float" office:value="-3.02708813369645" calcext:value-type="float">
            <text:p>-3.0270881336964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(1-0.57722)*[.A26] - 2*[.A26]*(PI()*PI()/6) + 1 - SQRT([.A26])" office:value-type="float" office:value="-78.6433109897006" calcext:value-type="float">
            <text:p>-78.6433109897006</text:p>
          </table:table-cell>
          <table:table-cell table:formula="of:=[.B26]/[.A26]" office:value-type="float" office:value="-3.0247427303731" calcext:value-type="float">
            <text:p>-3.024742730373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(1-0.57722)*[.A27] - 2*[.A27]*(PI()*PI()/6) + 1 - SQRT([.A27])" office:value-type="float" office:value="-81.6075320325109" calcext:value-type="float">
            <text:p>-81.6075320325109</text:p>
          </table:table-cell>
          <table:table-cell table:formula="of:=[.B27]/[.A27]" office:value-type="float" office:value="-3.02250118638929" calcext:value-type="float">
            <text:p>-3.0225011863892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(1-0.57722)*[.A28] - 2*[.A28]*(PI()*PI()/6) + 1 - SQRT([.A28])" office:value-type="float" office:value="-84.5699703656299" calcext:value-type="float">
            <text:p>-84.5699703656299</text:p>
          </table:table-cell>
          <table:table-cell table:formula="of:=[.B28]/[.A28]" office:value-type="float" office:value="-3.02035608448678" calcext:value-type="float">
            <text:p>-3.0203560844867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(1-0.57722)*[.A29] - 2*[.A29]*(PI()*PI()/6) + 1 - SQRT([.A29])" office:value-type="float" office:value="-87.5307206843316" calcext:value-type="float">
            <text:p>-87.5307206843316</text:p>
          </table:table-cell>
          <table:table-cell table:formula="of:=[.B29]/[.A29]" office:value-type="float" office:value="-3.01830071325281" calcext:value-type="float">
            <text:p>-3.0183007132528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(1-0.57722)*[.A30] - 2*[.A30]*(PI()*PI()/6) + 1 - SQRT([.A30])" office:value-type="float" office:value="-90.4898695859452" calcext:value-type="float">
            <text:p>-90.4898695859452</text:p>
          </table:table-cell>
          <table:table-cell table:formula="of:=[.B30]/[.A30]" office:value-type="float" office:value="-3.01632898619817" calcext:value-type="float">
            <text:p>-3.0163289861981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(1-0.57722)*[.A31] - 2*[.A31]*(PI()*PI()/6) + 1 - SQRT([.A31])" office:value-type="float" office:value="-93.4474965074201" calcext:value-type="float">
            <text:p>-93.4474965074201</text:p>
          </table:table-cell>
          <table:table-cell table:formula="of:=[.B31]/[.A31]" office:value-type="float" office:value="-3.0144353712071" calcext:value-type="float">
            <text:p>-3.014435371207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(1-0.57722)*[.A32] - 2*[.A32]*(PI()*PI()/6) + 1 - SQRT([.A32])" office:value-type="float" office:value="-96.4036745277789" calcext:value-type="float">
            <text:p>-96.4036745277789</text:p>
          </table:table-cell>
          <table:table-cell table:formula="of:=[.B32]/[.A32]" office:value-type="float" office:value="-3.01261482899309" calcext:value-type="float">
            <text:p>-3.0126148289930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(1-0.57722)*[.A33] - 2*[.A33]*(PI()*PI()/6) + 1 - SQRT([.A33])" office:value-type="float" office:value="-99.358471058521" calcext:value-type="float">
            <text:p>-99.358471058521</text:p>
          </table:table-cell>
          <table:table-cell table:formula="of:=[.B33]/[.A33]" office:value-type="float" office:value="-3.01086275934912" calcext:value-type="float">
            <text:p>-3.0108627593491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(1-0.57722)*[.A34] - 2*[.A34]*(PI()*PI()/6) + 1 - SQRT([.A34])" office:value-type="float" office:value="-102.311948440525" calcext:value-type="float">
            <text:p>-102.311948440525</text:p>
          </table:table-cell>
          <table:table-cell table:formula="of:=[.B34]/[.A34]" office:value-type="float" office:value="-3.00917495413308" calcext:value-type="float">
            <text:p>-3.0091749541330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(1-0.57722)*[.A35] - 2*[.A35]*(PI()*PI()/6) + 1 - SQRT([.A35])" office:value-type="float" office:value="-105.264164462475" calcext:value-type="float">
            <text:p>-105.264164462475</text:p>
          </table:table-cell>
          <table:table-cell table:formula="of:=[.B35]/[.A35]" office:value-type="float" office:value="-3.00754755607073" calcext:value-type="float">
            <text:p>-3.0075475560707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(1-0.57722)*[.A36] - 2*[.A36]*(PI()*PI()/6) + 1 - SQRT([.A36])" office:value-type="float" office:value="-108.215172813072" calcext:value-type="float">
            <text:p>-108.215172813072</text:p>
          </table:table-cell>
          <table:table-cell table:formula="of:=[.B36]/[.A36]" office:value-type="float" office:value="-3.00597702258534" calcext:value-type="float">
            <text:p>-3.0059770225853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(1-0.57722)*[.A37] - 2*[.A37]*(PI()*PI()/6) + 1 - SQRT([.A37])" office:value-type="float" office:value="-111.165023477067" calcext:value-type="float">
            <text:p>-111.165023477067</text:p>
          </table:table-cell>
          <table:table-cell table:formula="of:=[.B37]/[.A37]" office:value-type="float" office:value="-3.00446009397478" calcext:value-type="float">
            <text:p>-3.0044600939747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(1-0.57722)*[.A38] - 2*[.A38]*(PI()*PI()/6) + 1 - SQRT([.A38])" office:value-type="float" office:value="-114.113763083434" calcext:value-type="float">
            <text:p>-114.113763083434</text:p>
          </table:table-cell>
          <table:table-cell table:formula="of:=[.B38]/[.A38]" office:value-type="float" office:value="-3.00299376535353" calcext:value-type="float">
            <text:p>-3.0029937653535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(1-0.57722)*[.A39] - 2*[.A39]*(PI()*PI()/6) + 1 - SQRT([.A39])" office:value-type="float" office:value="-117.06143521256" calcext:value-type="float">
            <text:p>-117.06143521256</text:p>
          </table:table-cell>
          <table:table-cell table:formula="of:=[.B39]/[.A39]" office:value-type="float" office:value="-3.00157526186051" calcext:value-type="float">
            <text:p>-3.0015752618605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(1-0.57722)*[.A40] - 2*[.A40]*(PI()*PI()/6) + 1 - SQRT([.A40])" office:value-type="float" office:value="-120.008080668195" calcext:value-type="float">
            <text:p>-120.008080668195</text:p>
          </table:table-cell>
          <table:table-cell table:formula="of:=[.B40]/[.A40]" office:value-type="float" office:value="-3.00020201670487" calcext:value-type="float">
            <text:p>-3.0002020167048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(1-0.57722)*[.A41] - 2*[.A41]*(PI()*PI()/6) + 1 - SQRT([.A41])" office:value-type="float" office:value="-122.953737718987" calcext:value-type="float">
            <text:p>-122.953737718987</text:p>
          </table:table-cell>
          <table:table-cell table:formula="of:=[.B41]/[.A41]" office:value-type="float" office:value="-2.99887165168262" calcext:value-type="float">
            <text:p>-2.9988716516826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(1-0.57722)*[.A42] - 2*[.A42]*(PI()*PI()/6) + 1 - SQRT([.A42])" office:value-type="float" office:value="-125.898442313659" calcext:value-type="float">
            <text:p>-125.898442313659</text:p>
          </table:table-cell>
          <table:table-cell table:formula="of:=[.B42]/[.A42]" office:value-type="float" office:value="-2.99758195984902" calcext:value-type="float">
            <text:p>-2.9975819598490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(1-0.57722)*[.A43] - 2*[.A43]*(PI()*PI()/6) + 1 - SQRT([.A43])" office:value-type="float" office:value="-128.842228273249" calcext:value-type="float">
            <text:p>-128.842228273249</text:p>
          </table:table-cell>
          <table:table-cell table:formula="of:=[.B43]/[.A43]" office:value-type="float" office:value="-2.99633089007557" calcext:value-type="float">
            <text:p>-2.9963308900755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(1-0.57722)*[.A44] - 2*[.A44]*(PI()*PI()/6) + 1 - SQRT([.A44])" office:value-type="float" office:value="-131.785127463355" calcext:value-type="float">
            <text:p>-131.785127463355</text:p>
          </table:table-cell>
          <table:table-cell table:formula="of:=[.B44]/[.A44]" office:value-type="float" office:value="-2.99511653325806" calcext:value-type="float">
            <text:p>-2.9951165332580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(1-0.57722)*[.A45] - 2*[.A45]*(PI()*PI()/6) + 1 - SQRT([.A45])" office:value-type="float" office:value="-134.72716994884" calcext:value-type="float">
            <text:p>-134.72716994884</text:p>
          </table:table-cell>
          <table:table-cell table:formula="of:=[.B45]/[.A45]" office:value-type="float" office:value="-2.99393710997422" calcext:value-type="float">
            <text:p>-2.9939371099742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(1-0.57722)*[.A46] - 2*[.A46]*(PI()*PI()/6) + 1 - SQRT([.A46])" office:value-type="float" office:value="-137.668384133162" calcext:value-type="float">
            <text:p>-137.668384133162</text:p>
          </table:table-cell>
          <table:table-cell table:formula="of:=[.B46]/[.A46]" office:value-type="float" office:value="-2.99279095941657" calcext:value-type="float">
            <text:p>-2.9927909594165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(1-0.57722)*[.A47] - 2*[.A47]*(PI()*PI()/6) + 1 - SQRT([.A47])" office:value-type="float" office:value="-140.608796884134" calcext:value-type="float">
            <text:p>-140.608796884134</text:p>
          </table:table-cell>
          <table:table-cell table:formula="of:=[.B47]/[.A47]" office:value-type="float" office:value="-2.99167652944967" calcext:value-type="float">
            <text:p>-2.9916765294496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(1-0.57722)*[.A48] - 2*[.A48]*(PI()*PI()/6) + 1 - SQRT([.A48])" office:value-type="float" office:value="-143.548433647705" calcext:value-type="float">
            <text:p>-143.548433647705</text:p>
          </table:table-cell>
          <table:table-cell table:formula="of:=[.B48]/[.A48]" office:value-type="float" office:value="-2.99059236766053" calcext:value-type="float">
            <text:p>-2.9905923676605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(1-0.57722)*[.A49] - 2*[.A49]*(PI()*PI()/6) + 1 - SQRT([.A49])" office:value-type="float" office:value="-146.487318551126" calcext:value-type="float">
            <text:p>-146.487318551126</text:p>
          </table:table-cell>
          <table:table-cell table:formula="of:=[.B49]/[.A49]" office:value-type="float" office:value="-2.98953711328829" calcext:value-type="float">
            <text:p>-2.9895371132882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(1-0.57722)*[.A50] - 2*[.A50]*(PI()*PI()/6) + 1 - SQRT([.A50])" office:value-type="float" office:value="-149.425474496688" calcext:value-type="float">
            <text:p>-149.425474496688</text:p>
          </table:table-cell>
          <table:table-cell table:formula="of:=[.B50]/[.A50]" office:value-type="float" office:value="-2.98850948993376" calcext:value-type="float">
            <text:p>-2.9885094899337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(1-0.57722)*[.A51] - 2*[.A51]*(PI()*PI()/6) + 1 - SQRT([.A51])" office:value-type="float" office:value="-152.362923247062" calcext:value-type="float">
            <text:p>-152.362923247062</text:p>
          </table:table-cell>
          <table:table-cell table:formula="of:=[.B51]/[.A51]" office:value-type="float" office:value="-2.987508298962" calcext:value-type="float">
            <text:p>-2.98750829896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(1-0.57722)*[.A52] - 2*[.A52]*(PI()*PI()/6) + 1 - SQRT([.A52])" office:value-type="float" office:value="-155.299685503144" calcext:value-type="float">
            <text:p>-155.299685503144</text:p>
          </table:table-cell>
          <table:table-cell table:formula="of:=[.B52]/[.A52]" office:value-type="float" office:value="-2.98653241352199" calcext:value-type="float">
            <text:p>-2.9865324135219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(1-0.57722)*[.A53] - 2*[.A53]*(PI()*PI()/6) + 1 - SQRT([.A53])" office:value-type="float" office:value="-158.235780975193" calcext:value-type="float">
            <text:p>-158.235780975193</text:p>
          </table:table-cell>
          <table:table-cell table:formula="of:=[.B53]/[.A53]" office:value-type="float" office:value="-2.98558077311684" calcext:value-type="float">
            <text:p>-2.9855807731168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(1-0.57722)*[.A54] - 2*[.A54]*(PI()*PI()/6) + 1 - SQRT([.A54])" office:value-type="float" office:value="-161.171228447958" calcext:value-type="float">
            <text:p>-161.171228447958</text:p>
          </table:table-cell>
          <table:table-cell table:formula="of:=[.B54]/[.A54]" office:value-type="float" office:value="-2.98465237866589" calcext:value-type="float">
            <text:p>-2.9846523786658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(1-0.57722)*[.A55] - 2*[.A55]*(PI()*PI()/6) + 1 - SQRT([.A55])" office:value-type="float" office:value="-164.106045840401" calcext:value-type="float">
            <text:p>-164.106045840401</text:p>
          </table:table-cell>
          <table:table-cell table:formula="of:=[.B55]/[.A55]" office:value-type="float" office:value="-2.98374628800728" calcext:value-type="float">
            <text:p>-2.9837462880072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(1-0.57722)*[.A56] - 2*[.A56]*(PI()*PI()/6) + 1 - SQRT([.A56])" office:value-type="float" office:value="-167.040250260549" calcext:value-type="float">
            <text:p>-167.040250260549</text:p>
          </table:table-cell>
          <table:table-cell table:formula="of:=[.B56]/[.A56]" office:value-type="float" office:value="-2.98286161179552" calcext:value-type="float">
            <text:p>-2.9828616117955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(1-0.57722)*[.A57] - 2*[.A57]*(PI()*PI()/6) + 1 - SQRT([.A57])" office:value-type="float" office:value="-169.973858055969" calcext:value-type="float">
            <text:p>-169.973858055969</text:p>
          </table:table-cell>
          <table:table-cell table:formula="of:=[.B57]/[.A57]" office:value-type="float" office:value="-2.98199750975383" calcext:value-type="float">
            <text:p>-2.9819975097538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(1-0.57722)*[.A58] - 2*[.A58]*(PI()*PI()/6) + 1 - SQRT([.A58])" office:value-type="float" office:value="-172.906884860258" calcext:value-type="float">
            <text:p>-172.906884860258</text:p>
          </table:table-cell>
          <table:table-cell table:formula="of:=[.B58]/[.A58]" office:value-type="float" office:value="-2.98115318724583" calcext:value-type="float">
            <text:p>-2.9811531872458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(1-0.57722)*[.A59] - 2*[.A59]*(PI()*PI()/6) + 1 - SQRT([.A59])" office:value-type="float" office:value="-175.839345635959" calcext:value-type="float">
            <text:p>-175.839345635959</text:p>
          </table:table-cell>
          <table:table-cell table:formula="of:=[.B59]/[.A59]" office:value-type="float" office:value="-2.9803278921349" calcext:value-type="float">
            <text:p>-2.980327892134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(1-0.57722)*[.A60] - 2*[.A60]*(PI()*PI()/6) + 1 - SQRT([.A60])" office:value-type="float" office:value="-178.771254714202" calcext:value-type="float">
            <text:p>-178.771254714202</text:p>
          </table:table-cell>
          <table:table-cell table:formula="of:=[.B60]/[.A60]" office:value-type="float" office:value="-2.97952091190337" calcext:value-type="float">
            <text:p>-2.9795209119033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(1-0.57722)*[.A61] - 2*[.A61]*(PI()*PI()/6) + 1 - SQRT([.A61])" office:value-type="float" office:value="-181.70262583139" calcext:value-type="float">
            <text:p>-181.70262583139</text:p>
          </table:table-cell>
          <table:table-cell table:formula="of:=[.B61]/[.A61]" office:value-type="float" office:value="-2.9787315710064" calcext:value-type="float">
            <text:p>-2.978731571006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(1-0.57722)*[.A62] - 2*[.A62]*(PI()*PI()/6) + 1 - SQRT([.A62])" office:value-type="float" office:value="-184.633472163192" calcext:value-type="float">
            <text:p>-184.633472163192</text:p>
          </table:table-cell>
          <table:table-cell table:formula="of:=[.B62]/[.A62]" office:value-type="float" office:value="-2.97795922843858" calcext:value-type="float">
            <text:p>-2.9779592284385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(1-0.57722)*[.A63] - 2*[.A63]*(PI()*PI()/6) + 1 - SQRT([.A63])" office:value-type="float" office:value="-187.56380635607" calcext:value-type="float">
            <text:p>-187.56380635607</text:p>
          </table:table-cell>
          <table:table-cell table:formula="of:=[.B63]/[.A63]" office:value-type="float" office:value="-2.97720327549318" calcext:value-type="float">
            <text:p>-2.9772032754931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(1-0.57722)*[.A64] - 2*[.A64]*(PI()*PI()/6) + 1 - SQRT([.A64])" office:value-type="float" office:value="-190.493640556573" calcext:value-type="float">
            <text:p>-190.493640556573</text:p>
          </table:table-cell>
          <table:table-cell table:formula="of:=[.B64]/[.A64]" office:value-type="float" office:value="-2.97646313369645" calcext:value-type="float">
            <text:p>-2.9764631336964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(1-0.57722)*[.A65] - 2*[.A65]*(PI()*PI()/6) + 1 - SQRT([.A65])" office:value-type="float" office:value="-193.422986438568" calcext:value-type="float">
            <text:p>-193.422986438568</text:p>
          </table:table-cell>
          <table:table-cell table:formula="of:=[.B65]/[.A65]" office:value-type="float" office:value="-2.97573825290105" calcext:value-type="float">
            <text:p>-2.9757382529010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(1-0.57722)*[.A66] - 2*[.A66]*(PI()*PI()/6) + 1 - SQRT([.A66])" office:value-type="float" office:value="-196.351855228602" calcext:value-type="float">
            <text:p>-196.351855228602</text:p>
          </table:table-cell>
          <table:table-cell table:formula="of:=[.B66]/[.A66]" office:value-type="float" office:value="-2.97502810952427" calcext:value-type="float">
            <text:p>-2.9750281095242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(1-0.57722)*[.A67] - 2*[.A67]*(PI()*PI()/6) + 1 - SQRT([.A67])" office:value-type="float" office:value="-199.280257729535" calcext:value-type="float">
            <text:p>-199.280257729535</text:p>
          </table:table-cell>
          <table:table-cell table:formula="of:=[.B67]/[.A67]" office:value-type="float" office:value="-2.97433220491843" calcext:value-type="float">
            <text:p>-2.9743322049184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(1-0.57722)*[.A68] - 2*[.A68]*(PI()*PI()/6) + 1 - SQRT([.A68])" office:value-type="float" office:value="-202.208204342594" calcext:value-type="float">
            <text:p>-202.208204342594</text:p>
          </table:table-cell>
          <table:table-cell table:formula="of:=[.B68]/[.A68]" office:value-type="float" office:value="-2.97365006386168" calcext:value-type="float">
            <text:p>-2.9736500638616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(1-0.57722)*[.A69] - 2*[.A69]*(PI()*PI()/6) + 1 - SQRT([.A69])" office:value-type="float" office:value="-205.135705087973" calcext:value-type="float">
            <text:p>-205.135705087973</text:p>
          </table:table-cell>
          <table:table-cell table:formula="of:=[.B69]/[.A69]" office:value-type="float" office:value="-2.97298123315903" calcext:value-type="float">
            <text:p>-2.9729812331590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(1-0.57722)*[.A70] - 2*[.A70]*(PI()*PI()/6) + 1 - SQRT([.A70])" office:value-type="float" office:value="-208.062769624092" calcext:value-type="float">
            <text:p>-208.062769624092</text:p>
          </table:table-cell>
          <table:table-cell table:formula="of:=[.B70]/[.A70]" office:value-type="float" office:value="-2.97232528034418" calcext:value-type="float">
            <text:p>-2.9723252803441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(1-0.57722)*[.A71] - 2*[.A71]*(PI()*PI()/6) + 1 - SQRT([.A71])" office:value-type="float" office:value="-210.989407265624" calcext:value-type="float">
            <text:p>-210.989407265624</text:p>
          </table:table-cell>
          <table:table-cell table:formula="of:=[.B71]/[.A71]" office:value-type="float" office:value="-2.97168179247358" calcext:value-type="float">
            <text:p>-2.9716817924735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(1-0.57722)*[.A72] - 2*[.A72]*(PI()*PI()/6) + 1 - SQRT([.A72])" office:value-type="float" office:value="-213.915627000383" calcext:value-type="float">
            <text:p>-213.915627000383</text:p>
          </table:table-cell>
          <table:table-cell table:formula="of:=[.B72]/[.A72]" office:value-type="float" office:value="-2.97105037500532" calcext:value-type="float">
            <text:p>-2.9710503750053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(1-0.57722)*[.A73] - 2*[.A73]*(PI()*PI()/6) + 1 - SQRT([.A73])" office:value-type="float" office:value="-216.841437505159" calcext:value-type="float">
            <text:p>-216.841437505159</text:p>
          </table:table-cell>
          <table:table-cell table:formula="of:=[.B73]/[.A73]" office:value-type="float" office:value="-2.9704306507556" calcext:value-type="float">
            <text:p>-2.970430650755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(1-0.57722)*[.A74] - 2*[.A74]*(PI()*PI()/6) + 1 - SQRT([.A74])" office:value-type="float" office:value="-219.76684716058" calcext:value-type="float">
            <text:p>-219.76684716058</text:p>
          </table:table-cell>
          <table:table-cell table:formula="of:=[.B74]/[.A74]" office:value-type="float" office:value="-2.96982225892676" calcext:value-type="float">
            <text:p>-2.9698222589267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(1-0.57722)*[.A75] - 2*[.A75]*(PI()*PI()/6) + 1 - SQRT([.A75])" office:value-type="float" office:value="-222.691864065078" calcext:value-type="float">
            <text:p>-222.691864065078</text:p>
          </table:table-cell>
          <table:table-cell table:formula="of:=[.B75]/[.A75]" office:value-type="float" office:value="-2.96922485420104" calcext:value-type="float">
            <text:p>-2.9692248542010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(1-0.57722)*[.A76] - 2*[.A76]*(PI()*PI()/6) + 1 - SQRT([.A76])" office:value-type="float" office:value="-225.616496048012" calcext:value-type="float">
            <text:p>-225.616496048012</text:p>
          </table:table-cell>
          <table:table-cell table:formula="of:=[.B76]/[.A76]" office:value-type="float" office:value="-2.96863810589489" calcext:value-type="float">
            <text:p>-2.9686381058948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(1-0.57722)*[.A77] - 2*[.A77]*(PI()*PI()/6) + 1 - SQRT([.A77])" office:value-type="float" office:value="-228.540750682019" calcext:value-type="float">
            <text:p>-228.540750682019</text:p>
          </table:table-cell>
          <table:table-cell table:formula="of:=[.B77]/[.A77]" office:value-type="float" office:value="-2.96806169716908" calcext:value-type="float">
            <text:p>-2.9680616971690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(1-0.57722)*[.A78] - 2*[.A78]*(PI()*PI()/6) + 1 - SQRT([.A78])" office:value-type="float" office:value="-231.464635294651" calcext:value-type="float">
            <text:p>-231.464635294651</text:p>
          </table:table-cell>
          <table:table-cell table:formula="of:=[.B78]/[.A78]" office:value-type="float" office:value="-2.9674953242904" calcext:value-type="float">
            <text:p>-2.967495324290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(1-0.57722)*[.A79] - 2*[.A79]*(PI()*PI()/6) + 1 - SQRT([.A79])" office:value-type="float" office:value="-234.388156979335" calcext:value-type="float">
            <text:p>-234.388156979335</text:p>
          </table:table-cell>
          <table:table-cell table:formula="of:=[.B79]/[.A79]" office:value-type="float" office:value="-2.96693869594095" calcext:value-type="float">
            <text:p>-2.9669386959409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(1-0.57722)*[.A80] - 2*[.A80]*(PI()*PI()/6) + 1 - SQRT([.A80])" office:value-type="float" office:value="-237.311322605715" calcext:value-type="float">
            <text:p>-237.311322605715</text:p>
          </table:table-cell>
          <table:table-cell table:formula="of:=[.B80]/[.A80]" office:value-type="float" office:value="-2.96639153257144" calcext:value-type="float">
            <text:p>-2.9663915325714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(1-0.57722)*[.A81] - 2*[.A81]*(PI()*PI()/6) + 1 - SQRT([.A81])" office:value-type="float" office:value="-240.234138829413" calcext:value-type="float">
            <text:p>-240.234138829413</text:p>
          </table:table-cell>
          <table:table-cell table:formula="of:=[.B81]/[.A81]" office:value-type="float" office:value="-2.96585356579522" calcext:value-type="float">
            <text:p>-2.9658535657952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(1-0.57722)*[.A82] - 2*[.A82]*(PI()*PI()/6) + 1 - SQRT([.A82])" office:value-type="float" office:value="-243.156612101247" calcext:value-type="float">
            <text:p>-243.156612101247</text:p>
          </table:table-cell>
          <table:table-cell table:formula="of:=[.B82]/[.A82]" office:value-type="float" office:value="-2.96532453782008" calcext:value-type="float">
            <text:p>-2.9653245378200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(1-0.57722)*[.A83] - 2*[.A83]*(PI()*PI()/6) + 1 - SQRT([.A83])" office:value-type="float" office:value="-246.07874867595" calcext:value-type="float">
            <text:p>-246.07874867595</text:p>
          </table:table-cell>
          <table:table-cell table:formula="of:=[.B83]/[.A83]" office:value-type="float" office:value="-2.96480420091506" calcext:value-type="float">
            <text:p>-2.9648042009150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(1-0.57722)*[.A84] - 2*[.A84]*(PI()*PI()/6) + 1 - SQRT([.A84])" office:value-type="float" office:value="-249.000554620414" calcext:value-type="float">
            <text:p>-249.000554620414</text:p>
          </table:table-cell>
          <table:table-cell table:formula="of:=[.B84]/[.A84]" office:value-type="float" office:value="-2.96429231690969" calcext:value-type="float">
            <text:p>-2.9642923169096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(1-0.57722)*[.A85] - 2*[.A85]*(PI()*PI()/6) + 1 - SQRT([.A85])" office:value-type="float" office:value="-251.922035821491" calcext:value-type="float">
            <text:p>-251.922035821491</text:p>
          </table:table-cell>
          <table:table-cell table:formula="of:=[.B85]/[.A85]" office:value-type="float" office:value="-2.96378865672343" calcext:value-type="float">
            <text:p>-2.9637886567234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(1-0.57722)*[.A86] - 2*[.A86]*(PI()*PI()/6) + 1 - SQRT([.A86])" office:value-type="float" office:value="-254.843197993391" calcext:value-type="float">
            <text:p>-254.843197993391</text:p>
          </table:table-cell>
          <table:table-cell table:formula="of:=[.B86]/[.A86]" office:value-type="float" office:value="-2.96329299992315" calcext:value-type="float">
            <text:p>-2.9632929999231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(1-0.57722)*[.A87] - 2*[.A87]*(PI()*PI()/6) + 1 - SQRT([.A87])" office:value-type="float" office:value="-257.76404668468" calcext:value-type="float">
            <text:p>-257.76404668468</text:p>
          </table:table-cell>
          <table:table-cell table:formula="of:=[.B87]/[.A87]" office:value-type="float" office:value="-2.96280513430667" calcext:value-type="float">
            <text:p>-2.9628051343066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(1-0.57722)*[.A88] - 2*[.A88]*(PI()*PI()/6) + 1 - SQRT([.A88])" office:value-type="float" office:value="-260.684587284935" calcext:value-type="float">
            <text:p>-260.684587284935</text:p>
          </table:table-cell>
          <table:table-cell table:formula="of:=[.B88]/[.A88]" office:value-type="float" office:value="-2.96232485551062" calcext:value-type="float">
            <text:p>-2.9623248555106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(1-0.57722)*[.A89] - 2*[.A89]*(PI()*PI()/6) + 1 - SQRT([.A89])" office:value-type="float" office:value="-263.604825031041" calcext:value-type="float">
            <text:p>-263.604825031041</text:p>
          </table:table-cell>
          <table:table-cell table:formula="of:=[.B89]/[.A89]" office:value-type="float" office:value="-2.96185196664091" calcext:value-type="float">
            <text:p>-2.9618519666409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(1-0.57722)*[.A90] - 2*[.A90]*(PI()*PI()/6) + 1 - SQRT([.A90])" office:value-type="float" office:value="-266.524765013186" calcext:value-type="float">
            <text:p>-266.524765013186</text:p>
          </table:table-cell>
          <table:table-cell table:formula="of:=[.B90]/[.A90]" office:value-type="float" office:value="-2.96138627792429" calcext:value-type="float">
            <text:p>-2.9613862779242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(1-0.57722)*[.A91] - 2*[.A91]*(PI()*PI()/6) + 1 - SQRT([.A91])" office:value-type="float" office:value="-269.444412180547" calcext:value-type="float">
            <text:p>-269.444412180547</text:p>
          </table:table-cell>
          <table:table-cell table:formula="of:=[.B91]/[.A91]" office:value-type="float" office:value="-2.96092760637963" calcext:value-type="float">
            <text:p>-2.9609276063796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(1-0.57722)*[.A92] - 2*[.A92]*(PI()*PI()/6) + 1 - SQRT([.A92])" office:value-type="float" office:value="-272.363771346699" calcext:value-type="float">
            <text:p>-272.363771346699</text:p>
          </table:table-cell>
          <table:table-cell table:formula="of:=[.B92]/[.A92]" office:value-type="float" office:value="-2.9604757755076" calcext:value-type="float">
            <text:p>-2.960475775507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(1-0.57722)*[.A93] - 2*[.A93]*(PI()*PI()/6) + 1 - SQRT([.A93])" office:value-type="float" office:value="-275.282847194763" calcext:value-type="float">
            <text:p>-275.282847194763</text:p>
          </table:table-cell>
          <table:table-cell table:formula="of:=[.B93]/[.A93]" office:value-type="float" office:value="-2.96003061499745" calcext:value-type="float">
            <text:p>-2.9600306149974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(1-0.57722)*[.A94] - 2*[.A94]*(PI()*PI()/6) + 1 - SQRT([.A94])" office:value-type="float" office:value="-278.201644282299" calcext:value-type="float">
            <text:p>-278.201644282299</text:p>
          </table:table-cell>
          <table:table-cell table:formula="of:=[.B94]/[.A94]" office:value-type="float" office:value="-2.95959196044999" calcext:value-type="float">
            <text:p>-2.9595919604499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(1-0.57722)*[.A95] - 2*[.A95]*(PI()*PI()/6) + 1 - SQRT([.A95])" office:value-type="float" office:value="-281.120167045972" calcext:value-type="float">
            <text:p>-281.120167045972</text:p>
          </table:table-cell>
          <table:table-cell table:formula="of:=[.B95]/[.A95]" office:value-type="float" office:value="-2.95915965311549" calcext:value-type="float">
            <text:p>-2.9591596531154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(1-0.57722)*[.A96] - 2*[.A96]*(PI()*PI()/6) + 1 - SQRT([.A96])" office:value-type="float" office:value="-284.038419805992" calcext:value-type="float">
            <text:p>-284.038419805992</text:p>
          </table:table-cell>
          <table:table-cell table:formula="of:=[.B96]/[.A96]" office:value-type="float" office:value="-2.95873353964575" calcext:value-type="float">
            <text:p>-2.9587335396457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(1-0.57722)*[.A97] - 2*[.A97]*(PI()*PI()/6) + 1 - SQRT([.A97])" office:value-type="float" office:value="-286.956406770352" calcext:value-type="float">
            <text:p>-286.956406770352</text:p>
          </table:table-cell>
          <table:table-cell table:formula="of:=[.B97]/[.A97]" office:value-type="float" office:value="-2.9583134718593" calcext:value-type="float">
            <text:p>-2.958313471859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(1-0.57722)*[.A98] - 2*[.A98]*(PI()*PI()/6) + 1 - SQRT([.A98])" office:value-type="float" office:value="-289.874132038864" calcext:value-type="float">
            <text:p>-289.874132038864</text:p>
          </table:table-cell>
          <table:table-cell table:formula="of:=[.B98]/[.A98]" office:value-type="float" office:value="-2.95789930651902" calcext:value-type="float">
            <text:p>-2.9578993065190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(1-0.57722)*[.A99] - 2*[.A99]*(PI()*PI()/6) + 1 - SQRT([.A99])" office:value-type="float" office:value="-292.791599607015" calcext:value-type="float">
            <text:p>-292.791599607015</text:p>
          </table:table-cell>
          <table:table-cell table:formula="of:=[.B99]/[.A99]" office:value-type="float" office:value="-2.95749090512136" calcext:value-type="float">
            <text:p>-2.9574909051213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(1-0.57722)*[.A100] - 2*[.A100]*(PI()*PI()/6) + 1 - SQRT([.A100])" office:value-type="float" office:value="-295.708813369645" calcext:value-type="float">
            <text:p>-295.708813369645</text:p>
          </table:table-cell>
          <table:table-cell table:formula="of:=[.B100]/[.A100]" office:value-type="float" office:value="-2.95708813369645" calcext:value-type="float">
            <text:p>-2.95708813369645</text:p>
          </table:table-cell>
        </table:table-row>
      </table:table>
      <table:table table:name="Sheet4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5" table:style-name="ta1">
        <table:table-column table:style-name="co1" table:number-columns-repeated="10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formula="of:=([.A1]+[.A1]-FLOOR([.A1]))/([.A1]^2)" office:value-type="float" office:value="1" calcext:value-type="float">
            <text:p>1</text:p>
          </table:table-cell>
          <table:table-cell table:formula="of:=1/(FLOOR([.A1])^2)" office:value-type="float" office:value="1" calcext:value-type="float">
            <text:p>1</text:p>
          </table:table-cell>
          <table:table-cell table:formula="of:=SUM([.$C$1:.C1])" office:value-type="float" office:value="1" calcext:value-type="float">
            <text:p>1</text:p>
          </table:table-cell>
          <table:table-cell table:formula="of:=[.D1]+[.B1]" office:value-type="float" office:value="2" calcext:value-type="float">
            <text:p>2</text:p>
          </table:table-cell>
          <table:table-cell table:number-columns-repeated="4"/>
          <table:table-cell table:formula="of:=PI()*PI()/6" office:value-type="float" office:value="1.64493406684823" calcext:value-type="float">
            <text:p>1.64493406684823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table:formula="of:=([.A2]-[.A2]+FLOOR([.A2]))/([.A2]^2)" office:value-type="float" office:value="0.32" calcext:value-type="float">
            <text:p>0.32</text:p>
          </table:table-cell>
          <table:table-cell table:formula="of:=1/(FLOOR([.A2])^2)" office:value-type="float" office:value="0.25" calcext:value-type="float">
            <text:p>0.25</text:p>
          </table:table-cell>
          <table:table-cell table:formula="of:=SUM([.$C$1:.C2])" office:value-type="float" office:value="1.25" calcext:value-type="float">
            <text:p>1.25</text:p>
          </table:table-cell>
          <table:table-cell table:formula="of:=[.D2]+[.B2]" office:value-type="float" office:value="1.57" calcext:value-type="float">
            <text:p>1.57</text:p>
          </table:table-cell>
          <table:table-cell/>
          <table:table-cell table:formula="of:=[.$J$1]-[.D2]" office:value-type="float" office:value="0.394934066848226" calcext:value-type="float">
            <text:p>0.394934066848226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([.A3]+[.A3]-FLOOR([.A3]))/([.A3]^2)" office:value-type="float" office:value="0.333333333333333" calcext:value-type="float">
            <text:p>0.333333333333333</text:p>
          </table:table-cell>
          <table:table-cell table:formula="of:=1/(FLOOR([.A3])^2)" office:value-type="float" office:value="0.111111111111111" calcext:value-type="float">
            <text:p>0.111111111111111</text:p>
          </table:table-cell>
          <table:table-cell table:formula="of:=SUM([.$C$1:.C3])" office:value-type="float" office:value="1.36111111111111" calcext:value-type="float">
            <text:p>1.36111111111111</text:p>
          </table:table-cell>
          <table:table-cell table:formula="of:=[.D3]+[.B3]" office:value-type="float" office:value="1.69444444444444" calcext:value-type="float">
            <text:p>1.6944444444444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([.A4]+[.A4]-FLOOR([.A4]))/([.A4]^2)" office:value-type="float" office:value="0.25" calcext:value-type="float">
            <text:p>0.25</text:p>
          </table:table-cell>
          <table:table-cell table:formula="of:=1/(FLOOR([.A4])^2)" office:value-type="float" office:value="0.0625" calcext:value-type="float">
            <text:p>0.0625</text:p>
          </table:table-cell>
          <table:table-cell table:formula="of:=SUM([.$C$1:.C4])" office:value-type="float" office:value="1.42361111111111" calcext:value-type="float">
            <text:p>1.42361111111111</text:p>
          </table:table-cell>
          <table:table-cell table:formula="of:=[.D4]+[.B4]" office:value-type="float" office:value="1.67361111111111" calcext:value-type="float">
            <text:p>1.67361111111111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([.A5]+[.A5]-FLOOR([.A5]))/([.A5]^2)" office:value-type="float" office:value="0.2" calcext:value-type="float">
            <text:p>0.2</text:p>
          </table:table-cell>
          <table:table-cell table:formula="of:=1/(FLOOR([.A5])^2)" office:value-type="float" office:value="0.04" calcext:value-type="float">
            <text:p>0.04</text:p>
          </table:table-cell>
          <table:table-cell table:formula="of:=SUM([.$C$1:.C5])" office:value-type="float" office:value="1.46361111111111" calcext:value-type="float">
            <text:p>1.46361111111111</text:p>
          </table:table-cell>
          <table:table-cell table:formula="of:=[.D5]+[.B5]" office:value-type="float" office:value="1.66361111111111" calcext:value-type="float">
            <text:p>1.66361111111111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([.A6]+[.A6]-FLOOR([.A6]))/([.A6]^2)" office:value-type="float" office:value="0.166666666666667" calcext:value-type="float">
            <text:p>0.166666666666667</text:p>
          </table:table-cell>
          <table:table-cell table:formula="of:=1/(FLOOR([.A6])^2)" office:value-type="float" office:value="0.0277777777777778" calcext:value-type="float">
            <text:p>0.027777777777778</text:p>
          </table:table-cell>
          <table:table-cell table:formula="of:=SUM([.$C$1:.C6])" office:value-type="float" office:value="1.49138888888889" calcext:value-type="float">
            <text:p>1.49138888888889</text:p>
          </table:table-cell>
          <table:table-cell table:formula="of:=[.D6]+[.B6]" office:value-type="float" office:value="1.65805555555556" calcext:value-type="float">
            <text:p>1.6580555555555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([.A7]+[.A7]-FLOOR([.A7]))/([.A7]^2)" office:value-type="float" office:value="0.142857142857143" calcext:value-type="float">
            <text:p>0.142857142857143</text:p>
          </table:table-cell>
          <table:table-cell table:formula="of:=1/(FLOOR([.A7])^2)" office:value-type="float" office:value="0.0204081632653061" calcext:value-type="float">
            <text:p>0.020408163265306</text:p>
          </table:table-cell>
          <table:table-cell table:formula="of:=SUM([.$C$1:.C7])" office:value-type="float" office:value="1.5117970521542" calcext:value-type="float">
            <text:p>1.5117970521542</text:p>
          </table:table-cell>
          <table:table-cell table:formula="of:=[.D7]+[.B7]" office:value-type="float" office:value="1.65465419501134" calcext:value-type="float">
            <text:p>1.65465419501134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([.A8]+[.A8]-FLOOR([.A8]))/([.A8]^2)" office:value-type="float" office:value="0.125" calcext:value-type="float">
            <text:p>0.125</text:p>
          </table:table-cell>
          <table:table-cell table:formula="of:=1/(FLOOR([.A8])^2)" office:value-type="float" office:value="0.015625" calcext:value-type="float">
            <text:p>0.015625</text:p>
          </table:table-cell>
          <table:table-cell table:formula="of:=SUM([.$C$1:.C8])" office:value-type="float" office:value="1.5274220521542" calcext:value-type="float">
            <text:p>1.5274220521542</text:p>
          </table:table-cell>
          <table:table-cell table:formula="of:=[.D8]+[.B8]" office:value-type="float" office:value="1.6524220521542" calcext:value-type="float">
            <text:p>1.6524220521542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([.A9]+[.A9]-FLOOR([.A9]))/([.A9]^2)" office:value-type="float" office:value="0.111111111111111" calcext:value-type="float">
            <text:p>0.111111111111111</text:p>
          </table:table-cell>
          <table:table-cell table:formula="of:=1/(FLOOR([.A9])^2)" office:value-type="float" office:value="0.0123456790123457" calcext:value-type="float">
            <text:p>0.012345679012346</text:p>
          </table:table-cell>
          <table:table-cell table:formula="of:=SUM([.$C$1:.C9])" office:value-type="float" office:value="1.53976773116654" calcext:value-type="float">
            <text:p>1.53976773116654</text:p>
          </table:table-cell>
          <table:table-cell table:formula="of:=[.D9]+[.B9]" office:value-type="float" office:value="1.65087884227765" calcext:value-type="float">
            <text:p>1.65087884227765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([.A10]+[.A10]-FLOOR([.A10]))/([.A10]^2)" office:value-type="float" office:value="0.1" calcext:value-type="float">
            <text:p>0.1</text:p>
          </table:table-cell>
          <table:table-cell table:formula="of:=1/(FLOOR([.A10])^2)" office:value-type="float" office:value="0.01" calcext:value-type="float">
            <text:p>0.01</text:p>
          </table:table-cell>
          <table:table-cell table:formula="of:=SUM([.$C$1:.C10])" office:value-type="float" office:value="1.54976773116654" calcext:value-type="float">
            <text:p>1.54976773116654</text:p>
          </table:table-cell>
          <table:table-cell table:formula="of:=[.D10]+[.B10]" office:value-type="float" office:value="1.64976773116654" calcext:value-type="float">
            <text:p>1.64976773116654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([.A11]+[.A11]-FLOOR([.A11]))/([.A11]^2)" office:value-type="float" office:value="0.0909090909090909" calcext:value-type="float">
            <text:p>0.090909090909091</text:p>
          </table:table-cell>
          <table:table-cell table:formula="of:=1/(FLOOR([.A11])^2)" office:value-type="float" office:value="0.00826446280991736" calcext:value-type="float">
            <text:p>0.008264462809917</text:p>
          </table:table-cell>
          <table:table-cell table:formula="of:=SUM([.$C$1:.C11])" office:value-type="float" office:value="1.55803219397646" calcext:value-type="float">
            <text:p>1.55803219397646</text:p>
          </table:table-cell>
          <table:table-cell table:formula="of:=[.D11]+[.B11]" office:value-type="float" office:value="1.64894128488555" calcext:value-type="float">
            <text:p>1.64894128488555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([.A12]+[.A12]-FLOOR([.A12]))/([.A12]^2)" office:value-type="float" office:value="0.0833333333333333" calcext:value-type="float">
            <text:p>0.083333333333333</text:p>
          </table:table-cell>
          <table:table-cell table:formula="of:=1/(FLOOR([.A12])^2)" office:value-type="float" office:value="0.00694444444444444" calcext:value-type="float">
            <text:p>0.006944444444444</text:p>
          </table:table-cell>
          <table:table-cell table:formula="of:=SUM([.$C$1:.C12])" office:value-type="float" office:value="1.5649766384209" calcext:value-type="float">
            <text:p>1.5649766384209</text:p>
          </table:table-cell>
          <table:table-cell table:formula="of:=[.D12]+[.B12]" office:value-type="float" office:value="1.64830997175424" calcext:value-type="float">
            <text:p>1.64830997175424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([.A13]+[.A13]-FLOOR([.A13]))/([.A13]^2)" office:value-type="float" office:value="0.0769230769230769" calcext:value-type="float">
            <text:p>0.076923076923077</text:p>
          </table:table-cell>
          <table:table-cell table:formula="of:=1/(FLOOR([.A13])^2)" office:value-type="float" office:value="0.00591715976331361" calcext:value-type="float">
            <text:p>0.005917159763314</text:p>
          </table:table-cell>
          <table:table-cell table:formula="of:=SUM([.$C$1:.C13])" office:value-type="float" office:value="1.57089379818422" calcext:value-type="float">
            <text:p>1.57089379818422</text:p>
          </table:table-cell>
          <table:table-cell table:formula="of:=[.D13]+[.B13]" office:value-type="float" office:value="1.64781687510729" calcext:value-type="float">
            <text:p>1.64781687510729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([.A14]+[.A14]-FLOOR([.A14]))/([.A14]^2)" office:value-type="float" office:value="0.0714285714285714" calcext:value-type="float">
            <text:p>0.071428571428572</text:p>
          </table:table-cell>
          <table:table-cell table:formula="of:=1/(FLOOR([.A14])^2)" office:value-type="float" office:value="0.00510204081632653" calcext:value-type="float">
            <text:p>0.005102040816327</text:p>
          </table:table-cell>
          <table:table-cell table:formula="of:=SUM([.$C$1:.C14])" office:value-type="float" office:value="1.57599583900054" calcext:value-type="float">
            <text:p>1.57599583900054</text:p>
          </table:table-cell>
          <table:table-cell table:formula="of:=[.D14]+[.B14]" office:value-type="float" office:value="1.64742441042911" calcext:value-type="float">
            <text:p>1.64742441042911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([.A15]+[.A15]-FLOOR([.A15]))/([.A15]^2)" office:value-type="float" office:value="0.0666666666666667" calcext:value-type="float">
            <text:p>0.066666666666667</text:p>
          </table:table-cell>
          <table:table-cell table:formula="of:=1/(FLOOR([.A15])^2)" office:value-type="float" office:value="0.00444444444444444" calcext:value-type="float">
            <text:p>0.004444444444444</text:p>
          </table:table-cell>
          <table:table-cell table:formula="of:=SUM([.$C$1:.C15])" office:value-type="float" office:value="1.58044028344499" calcext:value-type="float">
            <text:p>1.58044028344499</text:p>
          </table:table-cell>
          <table:table-cell table:formula="of:=[.D15]+[.B15]" office:value-type="float" office:value="1.64710695011165" calcext:value-type="float">
            <text:p>1.64710695011165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([.A16]+[.A16]-FLOOR([.A16]))/([.A16]^2)" office:value-type="float" office:value="0.0625" calcext:value-type="float">
            <text:p>0.0625</text:p>
          </table:table-cell>
          <table:table-cell table:formula="of:=1/(FLOOR([.A16])^2)" office:value-type="float" office:value="0.00390625" calcext:value-type="float">
            <text:p>0.00390625</text:p>
          </table:table-cell>
          <table:table-cell table:formula="of:=SUM([.$C$1:.C16])" office:value-type="float" office:value="1.58434653344499" calcext:value-type="float">
            <text:p>1.58434653344499</text:p>
          </table:table-cell>
          <table:table-cell table:formula="of:=[.D16]+[.B16]" office:value-type="float" office:value="1.64684653344499" calcext:value-type="float">
            <text:p>1.64684653344499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([.A17]+[.A17]-FLOOR([.A17]))/([.A17]^2)" office:value-type="float" office:value="0.0588235294117647" calcext:value-type="float">
            <text:p>0.058823529411765</text:p>
          </table:table-cell>
          <table:table-cell table:formula="of:=1/(FLOOR([.A17])^2)" office:value-type="float" office:value="0.00346020761245675" calcext:value-type="float">
            <text:p>0.003460207612457</text:p>
          </table:table-cell>
          <table:table-cell table:formula="of:=SUM([.$C$1:.C17])" office:value-type="float" office:value="1.58780674105744" calcext:value-type="float">
            <text:p>1.58780674105744</text:p>
          </table:table-cell>
          <table:table-cell table:formula="of:=[.D17]+[.B17]" office:value-type="float" office:value="1.64663027046921" calcext:value-type="float">
            <text:p>1.64663027046921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([.A18]+[.A18]-FLOOR([.A18]))/([.A18]^2)" office:value-type="float" office:value="0.0555555555555556" calcext:value-type="float">
            <text:p>0.055555555555556</text:p>
          </table:table-cell>
          <table:table-cell table:formula="of:=1/(FLOOR([.A18])^2)" office:value-type="float" office:value="0.00308641975308642" calcext:value-type="float">
            <text:p>0.003086419753086</text:p>
          </table:table-cell>
          <table:table-cell table:formula="of:=SUM([.$C$1:.C18])" office:value-type="float" office:value="1.59089316081053" calcext:value-type="float">
            <text:p>1.59089316081053</text:p>
          </table:table-cell>
          <table:table-cell table:formula="of:=[.D18]+[.B18]" office:value-type="float" office:value="1.64644871636609" calcext:value-type="float">
            <text:p>1.64644871636609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9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9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9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9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9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9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9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9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9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9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9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9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9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9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9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9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9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9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9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9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9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9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9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9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9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9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9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9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9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9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9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9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9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9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9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9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9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9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9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9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9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9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9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9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9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9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9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9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9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9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9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9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9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9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9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9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9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9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9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9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9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9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9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9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9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9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9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9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9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9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9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9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9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9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9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2">00/00/0000</text:date>, <text:time style:data-style-name="N2" text:time-value="21:00:43.50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6T22:25:06.139000000</meta:creation-date>
    <dc:date>2017-03-22T21:05:59.850000000</dc:date>
    <meta:editing-duration>PT21M19S</meta:editing-duration>
    <meta:editing-cycles>3</meta:editing-cycles>
    <meta:generator>LibreOffice/5.2.2.2$Windows_x86 LibreOffice_project/8f96e87c890bf8fa77463cd4b640a2312823f3ad</meta:generator>
    <meta:document-statistic meta:table-count="5" meta:cell-count="1284" meta:object-count="0"/>
  </office:meta>
</office:document-meta>
</file>